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5.468cm"/>
    </style:style>
    <style:style style:name="co16" style:family="table-column">
      <style:table-column-properties fo:break-before="auto" style:column-width="6.003cm"/>
    </style:style>
    <style:style style:name="co17" style:family="table-column">
      <style:table-column-properties fo:break-before="auto" style:column-width="2.743cm"/>
    </style:style>
    <style:style style:name="co18" style:family="table-column">
      <style:table-column-properties fo:break-before="auto" style:column-width="2.332cm"/>
    </style:style>
    <style:style style:name="co19"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623cm" fo:break-before="auto" style:use-optimal-row-height="true"/>
    </style:style>
    <style:style style:name="ro5" style:family="table-row">
      <style:table-row-properties style:row-height="0.847cm" fo:break-before="auto" style:use-optimal-row-height="true"/>
    </style:style>
    <style:style style:name="ro6" style:family="table-row">
      <style:table-row-properties style:row-height="1.341cm" fo:break-before="auto" style:use-optimal-row-height="true"/>
    </style:style>
    <style:style style:name="ro7" style:family="table-row">
      <style:table-row-properties style:row-height="1.729cm" fo:break-before="auto" style:use-optimal-row-height="true"/>
    </style:style>
    <style:style style:name="ro8" style:family="table-row">
      <style:table-row-properties style:row-height="2.117cm" fo:break-before="auto" style:use-optimal-row-height="true"/>
    </style:style>
    <style:style style:name="ro9" style:family="table-row">
      <style:table-row-properties style:row-height="6.015cm" fo:break-before="auto" style:use-optimal-row-height="true"/>
    </style:style>
    <style:style style:name="ro10" style:family="table-row">
      <style:table-row-properties style:row-height="8.343cm" fo:break-before="auto" style:use-optimal-row-height="true"/>
    </style:style>
    <style:style style:name="ro11" style:family="table-row">
      <style:table-row-properties style:row-height="2.893cm" fo:break-before="auto" style:use-optimal-row-height="true"/>
    </style:style>
    <style:style style:name="ro12" style:family="table-row">
      <style:table-row-properties style:row-height="0.953cm" fo:break-before="auto" style:use-optimal-row-height="true"/>
    </style:style>
    <style:style style:name="ro13" style:family="table-row">
      <style:table-row-properties style:row-height="0.547cm" fo:break-before="auto" style:use-optimal-row-height="true"/>
    </style:style>
    <style:style style:name="ro14" style:family="table-row">
      <style:table-row-properties style:row-height="3.175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2.505cm" fo:break-before="auto" style:use-optimal-row-height="true"/>
    </style:style>
    <style:style style:name="ro17" style:family="table-row">
      <style:table-row-properties style:row-height="5.239cm" fo:break-before="auto" style:use-optimal-row-height="true"/>
    </style:style>
    <style:style style:name="ro18" style:family="table-row">
      <style:table-row-properties style:row-height="4.463cm" fo:break-before="auto" style:use-optimal-row-height="true"/>
    </style:style>
    <style:style style:name="ro19" style:family="table-row">
      <style:table-row-properties style:row-height="4.075cm" fo:break-before="auto" style:use-optimal-row-height="true"/>
    </style:style>
    <style:style style:name="ta1" style:family="table" style:master-page-name="Default">
      <style:table-properties table:display="true" style:writing-mode="lr-tb"/>
    </style:style>
    <style:style style:name="ce44"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45"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47"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49" style:family="table-cell" style:parent-style-name="Default">
      <style:table-cell-properties style:text-align-source="fix" style:repeat-content="false" fo:wrap-option="wrap" style:vertical-align="middle"/>
      <style:paragraph-properties fo:text-align="start" fo:margin-left="0cm"/>
    </style:style>
    <style:style style:name="ce7" style:family="table-cell" style:parent-style-name="Default">
      <style:table-cell-properties style:text-align-source="fix" style:repeat-content="false" fo:wrap-option="wrap" fo:padding="0.101cm" style:vertical-align="middle"/>
      <style:paragraph-properties fo:text-align="start" fo:margin-left="0cm"/>
    </style:style>
    <style:style style:name="ce51" style:family="table-cell" style:parent-style-name="Default">
      <style:table-cell-properties fo:wrap-option="wrap" fo:padding="0.101cm"/>
    </style:style>
    <style:style style:name="ce52"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fo:padding="0.101cm"/>
    </style:style>
    <style:style style:name="ce55" style:family="table-cell" style:parent-style-name="Default">
      <style:table-cell-properties fo:wrap-option="wrap"/>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57"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3"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5"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66"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67"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69"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71" style:family="table-cell" style:parent-style-name="Default">
      <style:table-cell-properties style:text-align-source="fix" style:repeat-content="false" fo:wrap-option="wrap" fo:padding="0.101cm" style:vertical-align="automatic"/>
      <style:paragraph-properties fo:text-align="center" fo:margin-left="0cm"/>
    </style:style>
    <style:style style:name="ce72"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73"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74" style:family="table-cell" style:parent-style-name="Default">
      <style:table-cell-properties fo:wrap-option="wrap" fo:border="0.06pt solid #000000" fo:padding="0.101cm"/>
    </style:style>
    <style:style style:name="ce50" style:family="table-cell" style:parent-style-name="Default">
      <style:table-cell-properties style:text-align-source="fix" style:repeat-content="false" fo:wrap-option="wrap" fo:padding="0.101cm" style:vertical-align="middle"/>
      <style:paragraph-properties fo:text-align="start" fo:margin-left="0cm"/>
    </style:style>
    <style:style style:name="ce76"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77" style:family="table-cell" style:parent-style-name="Default">
      <style:table-cell-properties fo:wrap-option="wrap" fo:padding="0.101cm"/>
      <style:text-properties fo:color="#abcbd8"/>
    </style:style>
    <style:style style:name="ce78" style:family="table-cell" style:parent-style-name="En-tête_20_de_20_tableau">
      <style:table-cell-properties style:text-align-source="fix" style:repeat-content="false" style:vertical-align="middle"/>
      <style:paragraph-properties fo:text-align="center"/>
    </style:style>
    <style:style style:name="ce79" style:family="table-cell" style:parent-style-name="Default">
      <style:table-cell-properties fo:wrap-option="wrap" fo:padding="0.101cm"/>
      <style:text-properties style:font-name="Liberation Sans" fo:font-weight="bold" style:font-weight-asian="bold" style:font-weight-complex="bold"/>
    </style:style>
    <style:style style:name="ce37" style:family="table-cell" style:parent-style-name="Default">
      <style:table-cell-properties fo:wrap-option="wrap" fo:padding="0.101cm"/>
      <style:text-properties style:font-name="Liberation Sans"/>
    </style:style>
    <style:style style:name="ce8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background-color="transparent"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89"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90"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91"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9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9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01" style:family="table-cell" style:parent-style-name="Default">
      <style:table-cell-properties fo:wrap-option="wrap" fo:padding="0.101cm" style:vertical-align="top"/>
      <style:text-properties style:font-name="Liberation Sans" fo:font-weight="bold" style:font-weight-asian="bold" style:font-weight-complex="bold"/>
    </style:style>
    <style:style style:name="ce104" style:family="table-cell" style:parent-style-name="Default">
      <style:table-cell-properties fo:wrap-option="wrap" fo:padding="0.101cm" style:vertical-align="top"/>
      <style:text-properties style:font-name="Liberation Sans"/>
    </style:style>
    <style:style style:name="ce84"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85"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96"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1.C6"/>
      <style:map style:condition="is-true-formula(MOD(ROW()0.2=0))" style:apply-style-name="Fond_20_gris" style:base-cell-address="P01.C6"/>
    </style:style>
    <style:style style:name="ce24" style:family="table-cell" style:parent-style-name="Default">
      <style:table-cell-properties fo:wrap-option="wrap" fo:padding="0.101cm"/>
      <style:text-properties fo:font-weight="normal" style:font-weight-asian="normal" style:font-weight-complex="normal"/>
    </style:style>
    <style:style style:name="ce9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1.C6"/>
      <style:map style:condition="is-true-formula(MOD(ROW()0.2=0))" style:apply-style-name="Fond_20_gris" style:base-cell-address="P01.C6"/>
    </style:style>
    <style:style style:name="ce98"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1.C6"/>
      <style:map style:condition="is-true-formula(MOD(ROW()0.2=0))" style:apply-style-name="Fond_20_gris" style:base-cell-address="P01.C6"/>
    </style:style>
    <style:style style:name="ce25" style:family="table-cell" style:parent-style-name="Default">
      <style:table-cell-properties fo:wrap-option="wrap" fo:border="0.06pt solid #000000" fo:padding="0.101cm" style:vertical-align="top"/>
    </style:style>
    <style:style style:name="ce26" style:family="table-cell" style:parent-style-name="Default">
      <style:table-cell-properties fo:wrap-option="wrap" fo:padding="0.101cm" style:vertical-align="top"/>
    </style:style>
    <style:style style:name="ce10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1.F4"/>
      <style:map style:condition="cell-content()=&quot;Validé&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11"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2.C6"/>
      <style:map style:condition="is-true-formula(MOD(ROW()0.2=0))" style:apply-style-name="Fond_20_gris" style:base-cell-address="P02.C6"/>
    </style:style>
    <style:style style:name="ce11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2.C6"/>
      <style:map style:condition="is-true-formula(MOD(ROW()0.2=0))" style:apply-style-name="Fond_20_gris" style:base-cell-address="P02.C6"/>
    </style:style>
    <style:style style:name="ce113"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2.C6"/>
      <style:map style:condition="is-true-formula(MOD(ROW()0.2=0))" style:apply-style-name="Fond_20_gris" style:base-cell-address="P02.C6"/>
    </style:style>
    <style:style style:name="ce11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2.F4"/>
      <style:map style:condition="cell-content()=&quot;Validé&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3.C6"/>
      <style:map style:condition="is-true-formula(MOD(ROW()0.2=0))" style:apply-style-name="Fond_20_gris" style:base-cell-address="P03.C6"/>
    </style:style>
    <style:style style:name="ce116"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3.C6"/>
      <style:map style:condition="is-true-formula(MOD(ROW()0.2=0))" style:apply-style-name="Fond_20_gris" style:base-cell-address="P03.C6"/>
    </style:style>
    <style:style style:name="ce11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3.C6"/>
      <style:map style:condition="is-true-formula(MOD(ROW()0.2=0))" style:apply-style-name="Fond_20_gris" style:base-cell-address="P03.C6"/>
    </style:style>
    <style:style style:name="ce11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3.F4"/>
      <style:map style:condition="cell-content()=&quot;Validé&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19"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4.C6"/>
      <style:map style:condition="is-true-formula(MOD(ROW()0.2=0))" style:apply-style-name="Fond_20_gris" style:base-cell-address="P04.C6"/>
    </style:style>
    <style:style style:name="ce120"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4.C6"/>
      <style:map style:condition="is-true-formula(MOD(ROW()0.2=0))" style:apply-style-name="Fond_20_gris" style:base-cell-address="P04.C6"/>
    </style:style>
    <style:style style:name="ce121"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4.C6"/>
      <style:map style:condition="is-true-formula(MOD(ROW()0.2=0))" style:apply-style-name="Fond_20_gris" style:base-cell-address="P04.C6"/>
    </style:style>
    <style:style style:name="ce12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4.F4"/>
      <style:map style:condition="cell-content()=&quot;Validé&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23"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5.C6"/>
      <style:map style:condition="is-true-formula(MOD(ROW()0.2=0))" style:apply-style-name="Fond_20_gris" style:base-cell-address="P05.C6"/>
    </style:style>
    <style:style style:name="ce124"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5.C6"/>
      <style:map style:condition="is-true-formula(MOD(ROW()0.2=0))" style:apply-style-name="Fond_20_gris" style:base-cell-address="P05.C6"/>
    </style:style>
    <style:style style:name="ce12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5.C6"/>
      <style:map style:condition="is-true-formula(MOD(ROW()0.2=0))" style:apply-style-name="Fond_20_gris" style:base-cell-address="P05.C6"/>
    </style:style>
    <style:style style:name="ce12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5.F4"/>
      <style:map style:condition="cell-content()=&quot;Validé&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27"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6.C6"/>
      <style:map style:condition="is-true-formula(MOD(ROW()0.2=0))" style:apply-style-name="Fond_20_gris" style:base-cell-address="P06.C6"/>
    </style:style>
    <style:style style:name="ce128"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6.C6"/>
      <style:map style:condition="is-true-formula(MOD(ROW()0.2=0))" style:apply-style-name="Fond_20_gris" style:base-cell-address="P06.C6"/>
    </style:style>
    <style:style style:name="ce129"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6.C6"/>
      <style:map style:condition="is-true-formula(MOD(ROW()0.2=0))" style:apply-style-name="Fond_20_gris" style:base-cell-address="P06.C6"/>
    </style:style>
    <style:style style:name="ce13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6.F4"/>
      <style:map style:condition="cell-content()=&quot;Validé&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03"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32"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7.C6"/>
      <style:map style:condition="is-true-formula(MOD(ROW()0.2=0))" style:apply-style-name="Fond_20_gris" style:base-cell-address="P07.C6"/>
    </style:style>
    <style:style style:name="ce133"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7.C6"/>
      <style:map style:condition="is-true-formula(MOD(ROW()0.2=0))" style:apply-style-name="Fond_20_gris" style:base-cell-address="P07.C6"/>
    </style:style>
    <style:style style:name="ce134"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7.C6"/>
      <style:map style:condition="is-true-formula(MOD(ROW()0.2=0))" style:apply-style-name="Fond_20_gris" style:base-cell-address="P07.C6"/>
    </style:style>
    <style:style style:name="ce13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7.F4"/>
      <style:map style:condition="cell-content()=&quot;Validé&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36"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8.C6"/>
      <style:map style:condition="is-true-formula(MOD(ROW()0.2=0))" style:apply-style-name="Fond_20_gris" style:base-cell-address="P08.C6"/>
    </style:style>
    <style:style style:name="ce13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8.C6"/>
      <style:map style:condition="is-true-formula(MOD(ROW()0.2=0))" style:apply-style-name="Fond_20_gris" style:base-cell-address="P08.C6"/>
    </style:style>
    <style:style style:name="ce138"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8.C6"/>
      <style:map style:condition="is-true-formula(MOD(ROW()0.2=0))" style:apply-style-name="Fond_20_gris" style:base-cell-address="P08.C6"/>
    </style:style>
    <style:style style:name="ce13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8.F4"/>
      <style:map style:condition="cell-content()=&quot;Validé&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40"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9.C6"/>
      <style:map style:condition="is-true-formula(MOD(ROW()0.2=0))" style:apply-style-name="Fond_20_gris" style:base-cell-address="P09.C6"/>
    </style:style>
    <style:style style:name="ce141"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9.C6"/>
      <style:map style:condition="is-true-formula(MOD(ROW()0.2=0))" style:apply-style-name="Fond_20_gris" style:base-cell-address="P09.C6"/>
    </style:style>
    <style:style style:name="ce14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9.C6"/>
      <style:map style:condition="is-true-formula(MOD(ROW()0.2=0))" style:apply-style-name="Fond_20_gris" style:base-cell-address="P09.C6"/>
    </style:style>
    <style:style style:name="ce14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9.F4"/>
      <style:map style:condition="cell-content()=&quot;Validé&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4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10.C6"/>
      <style:map style:condition="is-true-formula(MOD(ROW()0.2=0))" style:apply-style-name="Fond_20_gris" style:base-cell-address="P10.C6"/>
    </style:style>
    <style:style style:name="ce14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10.C6"/>
      <style:map style:condition="is-true-formula(MOD(ROW()0.2=0))" style:apply-style-name="Fond_20_gris" style:base-cell-address="P10.C6"/>
    </style:style>
    <style:style style:name="ce146"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10.C6"/>
      <style:map style:condition="is-true-formula(MOD(ROW()0.2=0))" style:apply-style-name="Fond_20_gris" style:base-cell-address="P10.C6"/>
    </style:style>
    <style:style style:name="ce14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10.F4"/>
      <style:map style:condition="cell-content()=&quot;Validé&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8"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Segoe UI" style:font-name-complex="Tahoma"/>
    </style:style>
    <style:style style:name="T10"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Microsoft YaHei" style:font-name-complex="Lucida Sans"/>
    </style:style>
    <style:style style:name="T11"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2"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13"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14"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15"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text-underline-style="solid" style:text-underline-width="auto" style:text-underline-color="font-color"/>
    </style:style>
  </office:automatic-styles>
  <office:body>
    <office:spreadsheet>
      <table:content-validations>
        <table:content-validation table:name="val1" table:condition="of:cell-content-is-in-list(&quot;Invalidé&quot;;&quot;Validé&quot;;&quot;NA&quot;;&quot;NT&quot;)" table:allow-empty-cell="false" table:display-list="unsorted" table:base-cell-address="P01.F4">
          <table:error-message table:message-type="stop" table:display="true"/>
        </table:content-validation>
      </table:content-validations>
      <table:table table:name="Mode d'emploi" table:style-name="ta1">
        <table:table-column table:style-name="co1" table:default-cell-style-name="ce51"/>
        <table:table-column table:style-name="co2" table:default-cell-style-name="ce51"/>
        <table:table-column table:style-name="co3" table:default-cell-style-name="ce51"/>
        <table:table-column table:style-name="co4" table:number-columns-repeated="1021" table:default-cell-style-name="ce51"/>
        <table:table-row table:style-name="ro1">
          <table:table-cell table:style-name="ce44" table:formula="of:=[$'Règles (modèle)'.A1]" office:value-type="string" office:string-value="RGAA 4.1.2 – Grille d’audit flash (checklist) – version 3.0" calcext:value-type="string" table:number-columns-spanned="5" table:number-rows-spanned="1">
            <text:p>RGAA 4.1.2 – Grille d’audit flash (checklist) – version 3.0</text:p>
          </table:table-cell>
          <table:covered-table-cell table:style-name="ce52"/>
          <table:covered-table-cell table:style-name="ce57"/>
          <table:covered-table-cell table:style-name="ce52"/>
          <table:covered-table-cell table:style-name="ce58"/>
          <table:table-cell table:number-columns-repeated="1019"/>
        </table:table-row>
        <table:table-row table:style-name="ro2">
          <table:table-cell table:style-name="ce45" office:value-type="string" calcext:value-type="string" table:number-columns-spanned="5" table:number-rows-spanned="1">
            <text:p>Mode d’emploi</text:p>
          </table:table-cell>
          <table:covered-table-cell table:style-name="ce52"/>
          <table:covered-table-cell table:style-name="ce57"/>
          <table:covered-table-cell table:style-name="ce52"/>
          <table:covered-table-cell table:style-name="ce58"/>
          <table:table-cell table:number-columns-repeated="1019"/>
        </table:table-row>
        <table:table-row table:style-name="ro3">
          <table:table-cell table:style-name="ce68" office:value-type="string" calcext:value-type="string">
            <text:p>Autrice de l’outil :</text:p>
          </table:table-cell>
          <table:table-cell table:style-name="ce10" office:value-type="string" calcext:value-type="string">
            <text:p>Copsaé</text:p>
          </table:table-cell>
          <table:table-cell table:style-name="ce10" office:value-type="string" calcext:value-type="string" table:number-columns-spanned="3" table:number-rows-spanned="1">
            <text:p><text:a xlink:href="https://www.copsae.fr/" xlink:type="simple">https://www.copsae.fr/</text:a></text:p>
          </table:table-cell>
          <table:covered-table-cell table:style-name="ce10"/>
          <table:covered-table-cell table:style-name="ce88"/>
          <table:table-cell table:number-columns-repeated="1019"/>
        </table:table-row>
        <table:table-row table:style-name="ro3">
          <table:table-cell table:style-name="ce47" office:value-type="string" calcext:value-type="string">
            <text:p>Source de l’outil :</text:p>
          </table:table-cell>
          <table:table-cell table:style-name="ce7"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style-name="ce75"/>
          <table:table-cell table:number-columns-repeated="1019"/>
        </table:table-row>
        <table:table-row table:style-name="ro3">
          <table:table-cell table:style-name="ce47"/>
          <table:table-cell table:style-name="ce7"/>
          <table:table-cell table:number-columns-repeated="1022"/>
        </table:table-row>
        <table:table-row table:style-name="ro2">
          <table:table-cell table:style-name="ce70" office:value-type="string" calcext:value-type="string" table:number-columns-spanned="5" table:number-rows-spanned="1">
            <text:p>Qu’est-ce qu’un audit flash ?</text:p>
          </table:table-cell>
          <table:covered-table-cell table:number-columns-repeated="4" table:style-name="ce75"/>
          <table:table-cell table:number-columns-repeated="1019"/>
        </table:table-row>
        <table:table-row table:style-name="ro4">
          <table:table-cell table:style-name="ce49"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style-name="ce55"/>
          <table:table-cell table:number-columns-repeated="1019"/>
        </table:table-row>
        <table:table-row table:style-name="ro5">
          <table:table-cell table:style-name="ce49"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55"/>
          <table:table-cell table:number-columns-repeated="1019"/>
        </table:table-row>
        <table:table-row table:style-name="ro5">
          <table:table-cell table:style-name="ce49"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style-name="ce55"/>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style-name="ce75"/>
          <table:table-cell table:number-columns-repeated="1019"/>
        </table:table-row>
        <table:table-row table:style-name="ro6">
          <table:table-cell table:style-name="ce7"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6">
          <table:table-cell table:style-name="ce7"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style-name="ce83"/>
          <table:table-cell table:number-columns-repeated="1019"/>
        </table:table-row>
        <table:table-row table:style-name="ro6">
          <table:table-cell table:style-name="ce7"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style-name="ce75"/>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text:span text:style-name="T1">10 pages :</text:span><text:span text:style-name="T2"> 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text:span text:style-name="T1">Calculs :</text:span>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 une information sur la façon de tester la règle.</text:p>
          </table:table-cell>
          <table:covered-table-cell table:number-columns-repeated="4" table:style-name="ce75"/>
          <table:table-cell table:number-columns-repeated="1019"/>
        </table:table-row>
        <table:table-row table:style-name="ro9">
          <table:table-cell table:style-name="ce7" office:value-type="string" calcext:value-type="string" table:number-columns-spanned="5" table:number-rows-spanned="1">
            <text:p><text:span text:style-name="T3">Le statut pour chaque règle :</text:span><text:span text:style-name="T4"> S’agissant d’une grille d’audit simplifié, il ne faut pas donner un statut identique au RGAA « Conforme »/« Non conforme ». Nous avons donc choisi les statuts « Validé » ou « Invalidé »</text:span>. Les valeurs possibles sont donc :</text:p>
            <text:p/>
            <text:p>– « <text:span text:style-name="T1">Invalidé</text:span> » : Au moins un problème est relevé dans la page pour la règle en question ;</text:p>
            <text:p><text:span text:style-name="T5">– </text:span>« <text:span text:style-name="T1">Validé</text:span> » : Aucun problème n’a été détecté dans la page pour la règle en question (ce qui ne veut pas dire qu’il n’y en a pas pour les critères RGAA concernés mais que, via l’audit flash, l’auditeur ou l’auditrice n’en a pas détecté) ;</text:p>
            <text:p><text:span text:style-name="T5">–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5">– </text:span>« <text:span text:style-name="T1">NT</text:span> » (« Non testé ») : La règle n’a pas encore été testée. Cela sert uniquement à mesurer la progression de l’audit.</text:p>
          </table:table-cell>
          <table:covered-table-cell table:number-columns-repeated="4" table:style-name="ce75"/>
          <table:table-cell table:number-columns-repeated="1019"/>
        </table:table-row>
        <table:table-row table:style-name="ro10">
          <table:table-cell table:style-name="ce7"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5">–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5">–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style-name="ce75"/>
          <table:table-cell table:number-columns-repeated="1019"/>
        </table:table-row>
        <table:table-row table:style-name="ro11">
          <table:table-cell table:style-name="ce7" office:value-type="string" calcext:value-type="string" table:number-columns-spanned="5" table:number-rows-spanned="1">
            <text:p><text:span text:style-name="T6">La grille d’audit flash fournit un cadre pour auditer rapidement la conformité d’un site web au RGAA. Cependant, rien n’empêche de relever, en plus d’autres problèmes qui seraient détectés en dehors de ce cadre. </text:span><text:span text:style-name="T7">10 lignes complémentaires, regroupées sous le libellé « Autres critères invalidés »</text:span><text:span text:style-name="T8">, se trouvent en fin de chaque page afin d’y ajouter d’autres non-conformités relevées. Dans ce cas, le critère invalidé devra être ajouté dans la colonne concernée.</text:span></text:p>
            <text:p><text:span text:style-name="T6">Si besoin, vous pouvez ajouter d’autres lignes tout en veillant à modifier les formules de la colonne B « </text:span><text:span text:style-name="T9">Nombre de règles avec au moins un problème détecté (Invalidé) »</text:span><text:span text:style-name="T10"> dans l’onglet « Calculs ».</text:span></text:p>
          </table:table-cell>
          <table:covered-table-cell table:number-columns-repeated="4" table:style-name="ce75"/>
          <table:table-cell table:number-columns-repeated="1019"/>
        </table:table-row>
        <table:table-row table:style-name="ro2">
          <table:table-cell table:style-name="ce70" office:value-type="string" calcext:value-type="string" table:number-columns-spanned="5" table:number-rows-spanned="1">
            <text:p>Comment augmenter le nombre de pages dans la grille ?</text:p>
          </table:table-cell>
          <table:covered-table-cell table:number-columns-repeated="4" table:style-name="ce75"/>
          <table:table-cell table:number-columns-repeated="1019"/>
        </table:table-row>
        <table:table-row table:style-name="ro6">
          <table:table-cell table:style-name="ce7" office:value-type="string" calcext:value-type="string" table:number-columns-spanned="5" table:number-rows-spanned="1">
            <text:p>1. <text:span text:style-name="T1">Insérer une nouvelle ligne dans le tableau de l’onglet « Échantillon »</text:span> et renseigner, dans chaque case correspondante, le numéro de page, le titre de la page, l’URL et un commentaire si nécessaire ;</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2. <text:span text:style-name="T1">Dupliquer le dernier onglet :</text:span>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3. En principe, l’onglet s’affiche à peu près correctement. Cependant, il faut <text:span text:style-name="T1">corriger la formule en A2:G2</text:span>. Normalement, vous avez « =CONCATENER($Échantillon.A18;" - ";$Échantillon.B18;" : ";$Échantillon.C18) » qui pointe vers la ligne pour la page 10 dans l'onglet appelé « Échantillon ». Remplacer A18, B18 et C18 par A19, B19 et C19 (à adapter selon la page, bien sûr).</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4. <text:span text:style-name="T1">Dans l’onglet « Calculs », insérer une nouvelle ligne juste avant la ligne « Totaux pour toutes les pages ».</text:span>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5. <text:span text:style-name="T1">Formules cassées pour les cellules des colonnes « Nombre de règles avec au moins un problème détecté (Invalidé) » et « Nombre de règles restant à évaluer (NT) » :</text:span> pour ces cellules l’incrémentation ne s’effectue pas de manière correcte. Il faut modifier la formule avec le nom de page correspondant (P11 au lieu de P10) et la plage d’échantillon à évaluer (en colonne B : F4 et F47 au lieu de F5 et F48 puis, en colonne C : F4 et F37 au lieu de F5 et F38).</text:p>
          </table:table-cell>
          <table:covered-table-cell table:number-columns-repeated="4" table:style-name="ce75"/>
          <table:table-cell table:number-columns-repeated="1019"/>
        </table:table-row>
        <table:table-row table:style-name="ro3" table:number-rows-repeated="1048548">
          <table:table-cell table:number-columns-repeated="1024"/>
        </table:table-row>
        <table:table-row table:style-name="ro3">
          <table:table-cell table:number-columns-repeated="1024"/>
        </table:table-row>
      </table:table>
      <table:table table:name="Licence" table:style-name="ta1">
        <table:table-column table:style-name="co5" table:default-cell-style-name="ce55"/>
        <table:table-column table:style-name="co6" table:default-cell-style-name="ce55"/>
        <table:table-column table:style-name="co4" table:number-columns-repeated="1022" table:default-cell-style-name="ce55"/>
        <table:table-row table:style-name="ro1">
          <table:table-cell table:style-name="ce60" table:formula="of:=[$'Règles (modèle)'.A1]" office:value-type="string" office:string-value="RGAA 4.1.2 – Grille d’audit flash (checklist) – version 3.0" calcext:value-type="string" table:number-columns-spanned="5" table:number-rows-spanned="1">
            <text:p>RGAA 4.1.2 – Grille d’audit flash (checklist) – version 3.0</text:p>
          </table:table-cell>
          <table:covered-table-cell table:style-name="ce52"/>
          <table:covered-table-cell table:style-name="ce57"/>
          <table:covered-table-cell table:style-name="ce52"/>
          <table:covered-table-cell table:style-name="ce58"/>
          <table:table-cell table:number-columns-repeated="1019"/>
        </table:table-row>
        <table:table-row table:style-name="ro2">
          <table:table-cell table:style-name="ce63" office:value-type="string" calcext:value-type="string" table:number-columns-spanned="5" table:number-rows-spanned="1">
            <text:p>Licence</text:p>
          </table:table-cell>
          <table:covered-table-cell table:style-name="ce52"/>
          <table:covered-table-cell table:style-name="ce57"/>
          <table:covered-table-cell table:style-name="ce52"/>
          <table:covered-table-cell table:style-name="ce58"/>
          <table:table-cell table:number-columns-repeated="1019"/>
        </table:table-row>
        <table:table-row table:style-name="ro3">
          <table:table-cell table:style-name="ce7" office:value-type="string" calcext:value-type="string" table:number-columns-spanned="5" table:number-rows-spanned="1">
            <text:p>Cet outil est sous licence « GNU General Public License v3.0 ».</text:p>
          </table:table-cell>
          <table:covered-table-cell table:number-columns-repeated="4" table:style-name="ce51"/>
          <table:table-cell table:number-columns-repeated="1019"/>
        </table:table-row>
        <table:table-row table:style-name="ro12">
          <table:table-cell table:style-name="ce65" office:value-type="string" calcext:value-type="string">
            <text:p>Licence détaillée :</text:p>
          </table:table-cell>
          <table:table-cell table:style-name="ce71"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51"/>
          <table:table-cell table:number-columns-repeated="1019"/>
        </table:table-row>
        <table:table-row table:style-name="ro12">
          <table:table-cell table:style-name="ce66" office:value-type="string" calcext:value-type="string">
            <text:p>Source de la traduction du résumé de la licence :</text:p>
          </table:table-cell>
          <table:table-cell table:style-name="ce7"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51"/>
          <table:table-cell table:number-columns-repeated="1019"/>
        </table:table-row>
        <table:table-row table:style-name="ro2">
          <table:table-cell table:style-name="ce67" office:value-type="string" calcext:value-type="string" table:number-columns-spanned="5" table:number-rows-spanned="1">
            <text:p>Autorisations</text:p>
          </table:table-cell>
          <table:covered-table-cell table:number-columns-repeated="4" table:style-name="ce51"/>
          <table:table-cell table:number-columns-repeated="1019"/>
        </table:table-row>
        <table:table-row table:style-name="ro11">
          <table:table-cell table:style-name="ce7" office:value-type="string" calcext:value-type="string" table:number-columns-spanned="5" table:number-rows-spanned="1">
            <text:p><text:span text:style-name="T5">– </text:span><text:span text:style-name="T11">Utilisation commerciale :</text:span><text:span text:style-name="T4"> Le matériel sous licence et ses dérivés peuvent être utilisés à des fins commerciales.</text:span></text:p>
            <text:p><text:span text:style-name="T5">– </text:span><text:span text:style-name="T11">Modification :</text:span><text:span text:style-name="T4"> Le matériel sous licence peut être modifié.</text:span></text:p>
            <text:p><text:span text:style-name="T5">– </text:span><text:span text:style-name="T11">Distribution :</text:span><text:span text:style-name="T4"> Le matériel sous licence peut être distribué.</text:span></text:p>
            <text:p><text:span text:style-name="T5">– </text:span><text:span text:style-name="T11">Usage de brevets :</text:span><text:span text:style-name="T4"> Cette licence prévoit une concession expresse de droits de brevet de la part des contributeurs et contributrices.</text:span></text:p>
            <text:p><text:span text:style-name="T5">– </text:span><text:span text:style-name="T11">Usage privé :</text:span><text:span text:style-name="T4"> Le matériel sous licence peut être utilisé et modifié en privé.</text:span></text:p>
          </table:table-cell>
          <table:covered-table-cell table:number-columns-repeated="4" table:style-name="ce51"/>
          <table:table-cell table:number-columns-repeated="1019"/>
        </table:table-row>
        <table:table-row table:style-name="ro13">
          <table:table-cell table:style-name="ce69" office:value-type="string" calcext:value-type="string" table:number-columns-spanned="5" table:number-rows-spanned="1">
            <text:p>Limites</text:p>
          </table:table-cell>
          <table:covered-table-cell table:number-columns-repeated="4"/>
          <table:table-cell table:number-columns-repeated="1019"/>
        </table:table-row>
        <table:table-row table:style-name="ro5">
          <table:table-cell table:style-name="ce49" office:value-type="string" calcext:value-type="string" table:number-columns-spanned="5" table:number-rows-spanned="1">
            <text:p>– <text:span text:style-name="T1">Responsabilité :</text:span> Cette licence comprend une limitation de la responsabilité.</text:p>
            <text:p><text:span text:style-name="T5">– </text:span><text:span text:style-name="T11">Garantie :</text:span><text:span text:style-name="T4"> Cette licence indique explicitement qu'elle ne fournit aucune garantie.</text:span></text:p>
          </table:table-cell>
          <table:covered-table-cell table:number-columns-repeated="4"/>
          <table:table-cell table:number-columns-repeated="1019"/>
        </table:table-row>
        <table:table-row table:style-name="ro13">
          <table:table-cell table:style-name="ce69" office:value-type="string" calcext:value-type="string" table:number-columns-spanned="5" table:number-rows-spanned="1">
            <text:p>Conditions</text:p>
          </table:table-cell>
          <table:covered-table-cell table:number-columns-repeated="4"/>
          <table:table-cell table:number-columns-repeated="1019"/>
        </table:table-row>
        <table:table-row table:style-name="ro14">
          <table:table-cell table:style-name="ce49" office:value-type="string" calcext:value-type="string" table:number-columns-spanned="5" table:number-rows-spanned="1">
            <text:p><text:span text:style-name="T5">– </text:span><text:span text:style-name="T11">Licence et avis de droits d'auteur/autrice (</text:span><text:span text:style-name="T12">copyright</text:span><text:span text:style-name="T13">) :</text:span><text:span text:style-name="T14"> Une copie de la licence et de l'avis de droit d'auteur/autrice doivent être inclus avec le matériel sous licence.</text:span></text:p>
            <text:p><text:span text:style-name="T5">– </text:span><text:span text:style-name="T11">Indiquer les modifications :</text:span><text:span text:style-name="T4"> Les modifications apportées au matériel sous licence doivent être documentées.</text:span></text:p>
            <text:p><text:span text:style-name="T5">– </text:span><text:span text:style-name="T11">Indiquer la source :</text:span><text:span text:style-name="T4"> Le code source doit être mis à disposition lorsque le matériel sous licence est distribué.</text:span></text:p>
            <text:p><text:span text:style-name="T5">– </text:span><text:span text:style-name="T11">Même licence :</text:span><text:span text:style-name="T4">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5" table:number-rows-repeated="1048564">
          <table:table-cell table:number-columns-repeated="1024"/>
        </table:table-row>
        <table:table-row table:style-name="ro15">
          <table:table-cell table:number-columns-repeated="1024"/>
        </table:table-row>
      </table:table>
      <table:table table:name="Échantillon" table:style-name="ta1">
        <table:table-column table:style-name="co4" table:default-cell-style-name="ce51"/>
        <table:table-column table:style-name="co7" table:default-cell-style-name="ce51"/>
        <table:table-column table:style-name="co8" table:default-cell-style-name="ce51"/>
        <table:table-column table:style-name="co9" table:default-cell-style-name="ce51"/>
        <table:table-column table:style-name="co4" table:number-columns-repeated="1020" table:default-cell-style-name="ce51"/>
        <table:table-row table:style-name="ro1">
          <table:table-cell table:style-name="ce44" table:formula="of:=[$'Règles (modèle)'.A1]" office:value-type="string" office:string-value="RGAA 4.1.2 – Grille d’audit flash (checklist) – version 3.0" calcext:value-type="string" table:number-columns-spanned="4" table:number-rows-spanned="1">
            <text:p>RGAA 4.1.2 – Grille d’audit flash (checklist) – version 3.0</text:p>
          </table:table-cell>
          <table:covered-table-cell table:style-name="ce52"/>
          <table:covered-table-cell table:style-name="ce57"/>
          <table:covered-table-cell table:style-name="ce52"/>
          <table:table-cell table:style-name="ce58"/>
          <table:table-cell table:number-columns-repeated="1019"/>
        </table:table-row>
        <table:table-row table:style-name="ro2">
          <table:table-cell table:style-name="ce45" office:value-type="string" calcext:value-type="string" table:number-columns-spanned="4" table:number-rows-spanned="1">
            <text:p>Échantillon évalué</text:p>
          </table:table-cell>
          <table:covered-table-cell table:style-name="ce52"/>
          <table:covered-table-cell table:style-name="ce57"/>
          <table:covered-table-cell table:style-name="ce52"/>
          <table:table-cell table:style-name="ce58"/>
          <table:table-cell table:number-columns-repeated="1019"/>
        </table:table-row>
        <table:table-row table:style-name="ro3">
          <table:table-cell table:style-name="ce47" office:value-type="string" calcext:value-type="string" table:number-columns-spanned="2" table:number-rows-spanned="1">
            <text:p>Date ou période de réalisation de l’audit :</text:p>
          </table:table-cell>
          <table:covered-table-cell table:style-name="ce73"/>
          <table:table-cell table:style-name="ce50" office:value-type="string" calcext:value-type="string" table:number-columns-spanned="2" table:number-rows-spanned="1">
            <text:p>JJ/MM/AAAA</text:p>
          </table:table-cell>
          <table:covered-table-cell/>
          <table:table-cell table:number-columns-repeated="1020"/>
        </table:table-row>
        <table:table-row table:style-name="ro3">
          <table:table-cell table:style-name="ce47" office:value-type="string" calcext:value-type="string" table:number-columns-spanned="2" table:number-rows-spanned="1">
            <text:p>Personne réalisant l’audit :</text:p>
          </table:table-cell>
          <table:covered-table-cell table:style-name="ce73"/>
          <table:table-cell table:style-name="ce50" table:number-columns-spanned="2" table:number-rows-spanned="1"/>
          <table:covered-table-cell/>
          <table:table-cell table:number-columns-repeated="1020"/>
        </table:table-row>
        <table:table-row table:style-name="ro3">
          <table:table-cell table:style-name="ce47" office:value-type="string" calcext:value-type="string" table:number-columns-spanned="2" table:number-rows-spanned="1">
            <text:p>Contexte de l’audit :</text:p>
          </table:table-cell>
          <table:covered-table-cell table:style-name="ce73"/>
          <table:table-cell table:style-name="ce50" table:number-columns-spanned="2" table:number-rows-spanned="1"/>
          <table:covered-table-cell/>
          <table:table-cell table:number-columns-repeated="1020"/>
        </table:table-row>
        <table:table-row table:style-name="ro3">
          <table:table-cell table:style-name="ce47" office:value-type="string" calcext:value-type="string" table:number-columns-spanned="2" table:number-rows-spanned="1">
            <text:p>Site audité :</text:p>
          </table:table-cell>
          <table:covered-table-cell table:style-name="ce73"/>
          <table:table-cell table:style-name="ce50" table:number-columns-spanned="2" table:number-rows-spanned="1"/>
          <table:covered-table-cell/>
          <table:table-cell table:number-columns-repeated="1020"/>
        </table:table-row>
        <table:table-row table:style-name="ro3">
          <table:table-cell table:number-columns-repeated="1024"/>
        </table:table-row>
        <table:table-row table:style-name="ro12">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URL</text:p>
          </table:table-cell>
          <table:table-cell table:style-name="En-tête_20_de_20_tableau" office:value-type="string" calcext:value-type="string">
            <text:p>Commentaire</text:p>
          </table:table-cell>
          <table:table-cell table:number-columns-repeated="1020"/>
        </table:table-row>
        <table:table-row table:style-name="ro12">
          <table:table-cell table:style-name="ce72" office:value-type="string" calcext:value-type="string">
            <text:p>P01</text:p>
          </table:table-cell>
          <table:table-cell table:style-name="ce74" office:value-type="string" calcext:value-type="string">
            <text:p>Éléments transverses</text:p>
          </table:table-cell>
          <table:table-cell table:style-name="ce76" office:value-type="string" calcext:value-type="string">
            <text:p>http://www.site.fr</text:p>
          </table:table-cell>
          <table:table-cell table:style-name="ce76" office:value-type="string" calcext:value-type="string">
            <text:p>En-tête, pied de page, fil d’Ariane (à compléter selon le site)</text:p>
          </table:table-cell>
          <table:table-cell table:number-columns-repeated="1020"/>
        </table:table-row>
        <table:table-row table:style-name="ro3">
          <table:table-cell table:style-name="ce72" office:value-type="string" calcext:value-type="string">
            <text:p>P02</text:p>
          </table:table-cell>
          <table:table-cell table:style-name="ce74" office:value-type="string" calcext:value-type="string">
            <text:p>Accueil</text:p>
          </table:table-cell>
          <table:table-cell table:style-name="ce76" office:value-type="string" calcext:value-type="string">
            <text:p>http://www.site.fr/accueil.html</text:p>
          </table:table-cell>
          <table:table-cell table:style-name="ce76"/>
          <table:table-cell table:number-columns-repeated="1020"/>
        </table:table-row>
        <table:table-row table:style-name="ro3">
          <table:table-cell table:style-name="ce72" office:value-type="string" calcext:value-type="string">
            <text:p>P03</text:p>
          </table:table-cell>
          <table:table-cell table:style-name="ce74" table:number-columns-repeated="3"/>
          <table:table-cell table:number-columns-repeated="1020"/>
        </table:table-row>
        <table:table-row table:style-name="ro3">
          <table:table-cell table:style-name="ce72" office:value-type="string" calcext:value-type="string">
            <text:p>P04</text:p>
          </table:table-cell>
          <table:table-cell table:style-name="ce74" table:number-columns-repeated="3"/>
          <table:table-cell table:number-columns-repeated="1020"/>
        </table:table-row>
        <table:table-row table:style-name="ro3">
          <table:table-cell table:style-name="ce72" office:value-type="string" calcext:value-type="string">
            <text:p>P05</text:p>
          </table:table-cell>
          <table:table-cell table:style-name="ce74" table:number-columns-repeated="3"/>
          <table:table-cell table:number-columns-repeated="1020"/>
        </table:table-row>
        <table:table-row table:style-name="ro3">
          <table:table-cell table:style-name="ce72" office:value-type="string" calcext:value-type="string">
            <text:p>P06</text:p>
          </table:table-cell>
          <table:table-cell table:style-name="ce74" table:number-columns-repeated="3"/>
          <table:table-cell table:number-columns-repeated="1020"/>
        </table:table-row>
        <table:table-row table:style-name="ro3">
          <table:table-cell table:style-name="ce72" office:value-type="string" calcext:value-type="string">
            <text:p>P07</text:p>
          </table:table-cell>
          <table:table-cell table:style-name="ce74" table:number-columns-repeated="3"/>
          <table:table-cell table:number-columns-repeated="1020"/>
        </table:table-row>
        <table:table-row table:style-name="ro3">
          <table:table-cell table:style-name="ce72" office:value-type="string" calcext:value-type="string">
            <text:p>P08</text:p>
          </table:table-cell>
          <table:table-cell table:style-name="ce74" table:number-columns-repeated="3"/>
          <table:table-cell table:number-columns-repeated="1020"/>
        </table:table-row>
        <table:table-row table:style-name="ro3">
          <table:table-cell table:style-name="ce72" office:value-type="string" calcext:value-type="string">
            <text:p>P09</text:p>
          </table:table-cell>
          <table:table-cell table:style-name="ce74" table:number-columns-repeated="3"/>
          <table:table-cell table:number-columns-repeated="1020"/>
        </table:table-row>
        <table:table-row table:style-name="ro3">
          <table:table-cell table:style-name="ce72" office:value-type="string" calcext:value-type="string">
            <text:p>P10</text:p>
          </table:table-cell>
          <table:table-cell table:style-name="ce74"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table:table-column table:style-name="co10" table:default-cell-style-name="ce51"/>
        <table:table-column table:style-name="co11" table:default-cell-style-name="ce51"/>
        <table:table-column table:style-name="co12" table:default-cell-style-name="ce51"/>
        <table:table-column table:style-name="co4" table:number-columns-repeated="1021" table:default-cell-style-name="ce51"/>
        <table:table-row table:style-name="ro1">
          <table:table-cell table:style-name="ce44" table:formula="of:=[$'Règles (modèle)'.A1]" office:value-type="string" office:string-value="RGAA 4.1.2 – Grille d’audit flash (checklist) – version 3.0" calcext:value-type="string" table:number-columns-spanned="3" table:number-rows-spanned="1">
            <text:p>RGAA 4.1.2 – Grille d’audit flash (checklist) – version 3.0</text:p>
          </table:table-cell>
          <table:covered-table-cell table:style-name="ce52"/>
          <table:covered-table-cell table:style-name="ce57"/>
          <table:table-cell table:style-name="ce52"/>
          <table:table-cell table:style-name="ce58"/>
          <table:table-cell table:number-columns-repeated="1019"/>
        </table:table-row>
        <table:table-row table:style-name="ro2">
          <table:table-cell table:style-name="ce45" office:value-type="string" calcext:value-type="string" table:number-columns-spanned="3" table:number-rows-spanned="1">
            <text:p>Calculs</text:p>
          </table:table-cell>
          <table:covered-table-cell table:style-name="ce52"/>
          <table:covered-table-cell table:style-name="ce57"/>
          <table:table-cell table:style-name="ce52"/>
          <table:table-cell table:style-name="ce58"/>
          <table:table-cell table:number-columns-repeated="1019"/>
        </table:table-row>
        <table:table-row table:style-name="ro3">
          <table:table-cell table:number-columns-repeated="1024"/>
        </table:table-row>
        <table:table-row table:style-name="ro6">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Invalidé)</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74" table:formula="of:=CONCATENATE([$Échantillon.A9];&quot; - &quot;;[$Échantillon.B9];&quot;&quot;)" office:value-type="string" office:string-value="P01 - Éléments transverses" calcext:value-type="string">
            <text:p>P01 - Éléments transverses</text:p>
          </table:table-cell>
          <table:table-cell table:style-name="ce74" table:formula="of:=COUNTIF([$P01.F4:$P01.F47];&quot;Invalidé&quot;)" office:value-type="float" office:value="1" calcext:value-type="float">
            <text:p>1</text:p>
          </table:table-cell>
          <table:table-cell table:style-name="ce74" table:formula="of:=COUNTIF([$P01.F4:$P01.F37];&quot;NT&quot;)" office:value-type="float" office:value="32" calcext:value-type="float">
            <text:p>32</text:p>
          </table:table-cell>
          <table:table-cell table:number-columns-repeated="1021"/>
        </table:table-row>
        <table:table-row table:style-name="ro3">
          <table:table-cell table:style-name="ce74" table:formula="of:=CONCATENATE([$Échantillon.A10];&quot; - &quot;;[$Échantillon.B10];&quot;&quot;)" office:value-type="string" office:string-value="P02 - Accueil" calcext:value-type="string">
            <text:p>P02 - Accueil</text:p>
          </table:table-cell>
          <table:table-cell table:style-name="ce74" table:formula="of:=COUNTIF([$P02.F4:$P02.F47];&quot;Invalidé&quot;)" office:value-type="float" office:value="0" calcext:value-type="float">
            <text:p>0</text:p>
          </table:table-cell>
          <table:table-cell table:style-name="ce74" table:formula="of:=COUNTIF([$P02.F4:$P02.F37];&quot;NT&quot;)" office:value-type="float" office:value="34" calcext:value-type="float">
            <text:p>34</text:p>
          </table:table-cell>
          <table:table-cell table:number-columns-repeated="1021"/>
        </table:table-row>
        <table:table-row table:style-name="ro3">
          <table:table-cell table:style-name="ce74" table:formula="of:=CONCATENATE([$Échantillon.A11];&quot; - &quot;;[$Échantillon.B11];&quot;&quot;)" office:value-type="string" office:string-value="P03 - " calcext:value-type="string">
            <text:p>P03 - </text:p>
          </table:table-cell>
          <table:table-cell table:style-name="ce74" table:formula="of:=COUNTIF([$P03.F4:$P03.F47];&quot;Invalidé&quot;)" office:value-type="float" office:value="0" calcext:value-type="float">
            <text:p>0</text:p>
          </table:table-cell>
          <table:table-cell table:style-name="ce74" table:formula="of:=COUNTIF([$P03.F4:$P03.F37];&quot;NT&quot;)" office:value-type="float" office:value="34" calcext:value-type="float">
            <text:p>34</text:p>
          </table:table-cell>
          <table:table-cell table:number-columns-repeated="1021"/>
        </table:table-row>
        <table:table-row table:style-name="ro3">
          <table:table-cell table:style-name="ce74" table:formula="of:=CONCATENATE([$Échantillon.A12];&quot; - &quot;;[$Échantillon.B12];&quot;&quot;)" office:value-type="string" office:string-value="P04 - " calcext:value-type="string">
            <text:p>P04 - </text:p>
          </table:table-cell>
          <table:table-cell table:style-name="ce74" table:formula="of:=COUNTIF([$P04.F4:$P04.F47];&quot;Invalidé&quot;)" office:value-type="float" office:value="0" calcext:value-type="float">
            <text:p>0</text:p>
          </table:table-cell>
          <table:table-cell table:style-name="ce74" table:formula="of:=COUNTIF([$P04.F4:$P04.F37];&quot;NT&quot;)" office:value-type="float" office:value="34" calcext:value-type="float">
            <text:p>34</text:p>
          </table:table-cell>
          <table:table-cell table:number-columns-repeated="1021"/>
        </table:table-row>
        <table:table-row table:style-name="ro3">
          <table:table-cell table:style-name="ce74" table:formula="of:=CONCATENATE([$Échantillon.A13];&quot; - &quot;;[$Échantillon.B13];&quot;&quot;)" office:value-type="string" office:string-value="P05 - " calcext:value-type="string">
            <text:p>P05 - </text:p>
          </table:table-cell>
          <table:table-cell table:style-name="ce74" table:formula="of:=COUNTIF([$P05.F4:$P05.F47];&quot;Invalidé&quot;)" office:value-type="float" office:value="0" calcext:value-type="float">
            <text:p>0</text:p>
          </table:table-cell>
          <table:table-cell table:style-name="ce74" table:formula="of:=COUNTIF([$P05.F4:$P05.F37];&quot;NT&quot;)" office:value-type="float" office:value="34" calcext:value-type="float">
            <text:p>34</text:p>
          </table:table-cell>
          <table:table-cell table:number-columns-repeated="1021"/>
        </table:table-row>
        <table:table-row table:style-name="ro3">
          <table:table-cell table:style-name="ce74" table:formula="of:=CONCATENATE([$Échantillon.A14];&quot; - &quot;;[$Échantillon.B14];&quot;&quot;)" office:value-type="string" office:string-value="P06 - " calcext:value-type="string">
            <text:p>P06 - </text:p>
          </table:table-cell>
          <table:table-cell table:style-name="ce74" table:formula="of:=COUNTIF([$P06.F4:$P06.F47];&quot;Invalidé&quot;)" office:value-type="float" office:value="0" calcext:value-type="float">
            <text:p>0</text:p>
          </table:table-cell>
          <table:table-cell table:style-name="ce74" table:formula="of:=COUNTIF([$P06.F4:$P06.F37];&quot;NT&quot;)" office:value-type="float" office:value="34" calcext:value-type="float">
            <text:p>34</text:p>
          </table:table-cell>
          <table:table-cell table:number-columns-repeated="1021"/>
        </table:table-row>
        <table:table-row table:style-name="ro3">
          <table:table-cell table:style-name="ce74" table:formula="of:=CONCATENATE([$Échantillon.A15];&quot; - &quot;;[$Échantillon.B15];&quot;&quot;)" office:value-type="string" office:string-value="P07 - " calcext:value-type="string">
            <text:p>P07 - </text:p>
          </table:table-cell>
          <table:table-cell table:style-name="ce74" table:formula="of:=COUNTIF([$P07.F4:$P07.F47];&quot;Invalidé&quot;)" office:value-type="float" office:value="0" calcext:value-type="float">
            <text:p>0</text:p>
          </table:table-cell>
          <table:table-cell table:style-name="ce74" table:formula="of:=COUNTIF([$P07.F4:$P07.F37];&quot;NT&quot;)" office:value-type="float" office:value="34" calcext:value-type="float">
            <text:p>34</text:p>
          </table:table-cell>
          <table:table-cell table:number-columns-repeated="1021"/>
        </table:table-row>
        <table:table-row table:style-name="ro3">
          <table:table-cell table:style-name="ce74" table:formula="of:=CONCATENATE([$Échantillon.A16];&quot; - &quot;;[$Échantillon.B16];&quot;&quot;)" office:value-type="string" office:string-value="P08 - " calcext:value-type="string">
            <text:p>P08 - </text:p>
          </table:table-cell>
          <table:table-cell table:style-name="ce74" table:formula="of:=COUNTIF([$P08.F4:$P08.F47];&quot;Invalidé&quot;)" office:value-type="float" office:value="0" calcext:value-type="float">
            <text:p>0</text:p>
          </table:table-cell>
          <table:table-cell table:style-name="ce74" table:formula="of:=COUNTIF([$P08.F4:$P08.F37];&quot;NT&quot;)" office:value-type="float" office:value="34" calcext:value-type="float">
            <text:p>34</text:p>
          </table:table-cell>
          <table:table-cell table:number-columns-repeated="1021"/>
        </table:table-row>
        <table:table-row table:style-name="ro3">
          <table:table-cell table:style-name="ce74" table:formula="of:=CONCATENATE([$Échantillon.A17];&quot; - &quot;;[$Échantillon.B17];&quot;&quot;)" office:value-type="string" office:string-value="P09 - " calcext:value-type="string">
            <text:p>P09 - </text:p>
          </table:table-cell>
          <table:table-cell table:style-name="ce74" table:formula="of:=COUNTIF([$P09.F4:$P09.F47];&quot;Invalidé&quot;)" office:value-type="float" office:value="0" calcext:value-type="float">
            <text:p>0</text:p>
          </table:table-cell>
          <table:table-cell table:style-name="ce74" table:formula="of:=COUNTIF([$P09.F4:$P09.F37];&quot;NT&quot;)" office:value-type="float" office:value="34" calcext:value-type="float">
            <text:p>34</text:p>
          </table:table-cell>
          <table:table-cell table:number-columns-repeated="1021"/>
        </table:table-row>
        <table:table-row table:style-name="ro3">
          <table:table-cell table:style-name="ce74" table:formula="of:=CONCATENATE([$Échantillon.A18];&quot; - &quot;;[$Échantillon.B18];&quot;&quot;)" office:value-type="string" office:string-value="P10 - " calcext:value-type="string">
            <text:p>P10 - </text:p>
          </table:table-cell>
          <table:table-cell table:style-name="ce74" table:formula="of:=COUNTIF([$P10.F4:$P10.F47];&quot;Invalidé&quot;)" office:value-type="float" office:value="0" calcext:value-type="float">
            <text:p>0</text:p>
          </table:table-cell>
          <table:table-cell table:style-name="ce74" table:formula="of:=COUNTIF([$P10.F4:$P10.F37];&quot;NT&quot;)" office:value-type="float" office:value="34" calcext:value-type="float">
            <text:p>34</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338" calcext:value-type="float">
            <text:p>338</text:p>
          </table:table-cell>
          <table:table-cell table:number-columns-repeated="1021"/>
        </table:table-row>
        <table:table-row table:style-name="ro3" table:number-rows-repeated="3">
          <table:table-cell table:number-columns-repeated="1024"/>
        </table:table-row>
        <table:table-row table:style-name="ro3">
          <table:table-cell/>
          <table:table-cell table:style-name="ce77"/>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table:table-column table:style-name="co13" table:default-cell-style-name="ce37"/>
        <table:table-column table:style-name="co4" table:default-cell-style-name="ce90"/>
        <table:table-column table:style-name="co14" table:default-cell-style-name="ce37"/>
        <table:table-column table:style-name="co4" table:default-cell-style-name="ce90"/>
        <table:table-column table:style-name="co15" table:default-cell-style-name="ce104"/>
        <table:table-column table:style-name="co4" table:default-cell-style-name="ce37"/>
        <table:table-column table:style-name="co16" table:default-cell-style-name="ce37"/>
        <table:table-column table:style-name="co4" table:number-columns-repeated="1017" table:default-cell-style-name="ce37"/>
        <table:table-row table:style-name="ro1">
          <table:table-cell table:style-name="ce44" office:value-type="string" calcext:value-type="string" table:number-columns-spanned="7" table:number-rows-spanned="1">
            <text:p>RGAA 4.1.2 – Grille d’audit flash (checklist) – version 3.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45" office:value-type="string" calcext:value-type="string" table:number-columns-spanned="7" table:number-rows-spanned="1">
            <text:p>Règles (modèle)</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Comment tester (outil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office:value-type="string" calcext:value-type="string" table:number-columns-spanned="1" table:number-rows-spanned="4">
            <text:p>Images</text:p>
          </table:table-cell>
          <table:table-cell table:style-name="ce82" office:value-type="string"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91" office:value-type="string" calcext:value-type="string">
            <text:p>– Web Developer Toolbar : « Display alt attributes »</text:p>
            <text:p>– Assistant RGAA</text:p>
          </table:table-cell>
          <table:table-cell table:style-name="ce91" table:number-columns-repeated="2"/>
          <table:table-cell table:number-columns-repeated="1017"/>
        </table:table-row>
        <table:table-row table:style-name="ro6">
          <table:covered-table-cell table:style-name="En-tête_20_de_20_tableau"/>
          <table:table-cell table:style-name="ce86" office:value-type="string" calcext:value-type="string">
            <text:p>F02</text:p>
          </table:table-cell>
          <table:table-cell table:style-name="ce92"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92" office:value-type="string" calcext:value-type="string">
            <text:p>– Web Developer Toolbar : « Display alt attributes »</text:p>
            <text:p>– Assistant RGAA</text:p>
          </table:table-cell>
          <table:table-cell table:style-name="ce92"/>
          <table:table-cell table:style-name="ce91"/>
          <table:table-cell table:number-columns-repeated="1017"/>
        </table:table-row>
        <table:table-row table:style-name="ro6">
          <table:covered-table-cell table:style-name="En-tête_20_de_20_tableau"/>
          <table:table-cell table:style-name="ce87" office:value-type="string" calcext:value-type="string">
            <text:p>F03</text:p>
          </table:table-cell>
          <table:table-cell table:style-name="ce93" office:value-type="string" calcext:value-type="string">
            <text:p><text:span text:style-name="T1">Chaque CAPTCHA est-il correctement accessible ?</text:span> (alternative de l’image, présence d’une solution d’accès alternatif)</text:p>
          </table:table-cell>
          <table:table-cell table:style-name="ce87"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04</text:p>
          </table:table-cell>
          <table:table-cell table:style-name="ce93"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87"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table-cell table:style-name="En-tête_20_de_20_tableau" office:value-type="string" calcext:value-type="string">
            <text:p>Cadres</text:p>
          </table:table-cell>
          <table:table-cell table:style-name="ce87" office:value-type="string" calcext:value-type="string">
            <text:p>F05</text:p>
          </table:table-cell>
          <table:table-cell table:style-name="ce93" office:value-type="string" calcext:value-type="string">
            <text:p><text:span text:style-name="T1">Chaque cadre a-t-il un titre de cadre ? Est-il pertinent ?</text:span></text:p>
            <text:p>(notamment &lt;iframe&gt;)</text:p>
          </table:table-cell>
          <table:table-cell table:style-name="ce87"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6">
          <table:table-cell table:style-name="En-tête_20_de_20_tableau" office:value-type="string" calcext:value-type="string" table:number-columns-spanned="1" table:number-rows-spanned="2">
            <text:p>Couleurs</text:p>
          </table:table-cell>
          <table:table-cell table:style-name="ce87" office:value-type="string" calcext:value-type="string">
            <text:p>F06</text:p>
          </table:table-cell>
          <table:table-cell table:style-name="ce94" office:value-type="string" calcext:value-type="string">
            <text:p>Dans chaque page web, l’information ne doit pas être donnée uniquement par la couleur. Cette règle est-elle respectée ?</text:p>
          </table:table-cell>
          <table:table-cell table:style-name="ce99" office:value-type="string" calcext:value-type="string">
            <text:p><text:span text:style-name="T17"><text:a xlink:href="https://accessibilite.numerique.gouv.fr/methode/criteres-et-tests/#3.1" xlink:type="simple">3.1</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07</text:p>
          </table:table-cell>
          <table:table-cell table:style-name="ce94" office:value-type="string" calcext:value-type="string">
            <text:p>Dans chaque page web, le contraste entre la couleur du texte et la couleur de son arrière-plan est-il suffisamment élevé (hors cas particuliers) ?</text:p>
          </table:table-cell>
          <table:table-cell table:style-name="ce99" office:value-type="string" calcext:value-type="string">
            <text:p><text:span text:style-name="T17"><text:a xlink:href="https://accessibilite.numerique.gouv.fr/methode/criteres-et-tests/#3.2" xlink:type="simple">3.2</text:a></text:span></text:p>
          </table:table-cell>
          <table:table-cell table:style-name="ce93" office:value-type="string" calcext:value-type="string">
            <text:p>– WCAG – Contrast checker</text:p>
            <text:p>– Outil d’accessibilité de Firefox</text:p>
            <text:p>– Colour Contrast Analyser</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4">
            <text:p>Multimédia</text:p>
          </table:table-cell>
          <table:table-cell table:style-name="ce87" office:value-type="string" calcext:value-type="string">
            <text:p>F08</text:p>
          </table:table-cell>
          <table:table-cell table:style-name="ce93"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7"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09</text:p>
          </table:table-cell>
          <table:table-cell table:style-name="ce93"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87"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6">
          <table:covered-table-cell table:style-name="En-tête_20_de_20_tableau"/>
          <table:table-cell table:style-name="ce87" office:value-type="string" calcext:value-type="string">
            <text:p>F10</text:p>
          </table:table-cell>
          <table:table-cell table:style-name="ce93"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7"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2">
          <table:covered-table-cell table:style-name="En-tête_20_de_20_tableau"/>
          <table:table-cell table:style-name="ce87" office:value-type="string" calcext:value-type="string">
            <text:p>F11</text:p>
          </table:table-cell>
          <table:table-cell table:style-name="ce94" office:value-type="string" calcext:value-type="string">
            <text:p>Chaque son déclenché automatiquement est-il contrôlable par l’utilisateur ?</text:p>
          </table:table-cell>
          <table:table-cell table:style-name="ce99" office:value-type="string" calcext:value-type="string">
            <text:p><text:span text:style-name="T17"><text:a xlink:href="https://accessibilite.numerique.gouv.fr/methode/criteres-et-tests/#4.10" xlink:type="simple">4.10</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6">
          <table:table-cell table:style-name="En-tête_20_de_20_tableau" office:value-type="string" calcext:value-type="string">
            <text:p>Multimédia, Scripts, Présentation, Navigation</text:p>
          </table:table-cell>
          <table:table-cell table:style-name="ce87" office:value-type="string" calcext:value-type="string">
            <text:p>F12</text:p>
          </table:table-cell>
          <table:table-cell table:style-name="ce93"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7"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93" office:value-type="string" calcext:value-type="string">
            <text:p>Touche tabulation du clavier sur Firefox</text:p>
          </table:table-cell>
          <table:table-cell table:style-name="ce93" table:number-columns-repeated="2"/>
          <table:table-cell table:number-columns-repeated="1017"/>
        </table:table-row>
        <table:table-row table:style-name="ro7">
          <table:table-cell table:style-name="En-tête_20_de_20_tableau" office:value-type="string" calcext:value-type="string" table:number-columns-spanned="1" table:number-rows-spanned="2">
            <text:p>Tableaux</text:p>
          </table:table-cell>
          <table:table-cell table:style-name="ce87" office:value-type="string" calcext:value-type="string">
            <text:p>F13</text:p>
          </table:table-cell>
          <table:table-cell table:style-name="ce93"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9" office:value-type="string" calcext:value-type="string">
            <text:p><text:span text:style-name="T17"><text:a xlink:href="https://accessibilite.numerique.gouv.fr/methode/criteres-et-tests/#5.6" xlink:type="simple">5.6</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8">
          <table:covered-table-cell table:style-name="En-tête_20_de_20_tableau"/>
          <table:table-cell table:style-name="ce87" office:value-type="string" calcext:value-type="string">
            <text:p>F14</text:p>
          </table:table-cell>
          <table:table-cell table:style-name="ce93"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9" office:value-type="string" calcext:value-type="string">
            <text:p><text:span text:style-name="T17"><text:a xlink:href="https://accessibilite.numerique.gouv.fr/methode/criteres-et-tests/#5.7" xlink:type="simple">5.7</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3">
          <table:table-cell table:style-name="En-tête_20_de_20_tableau" office:value-type="string" calcext:value-type="string" table:number-columns-spanned="1" table:number-rows-spanned="2">
            <text:p>Liens</text:p>
          </table:table-cell>
          <table:table-cell table:style-name="ce87" office:value-type="string" calcext:value-type="string">
            <text:p>F15</text:p>
          </table:table-cell>
          <table:table-cell table:style-name="ce94" office:value-type="string" calcext:value-type="string">
            <text:p>Chaque lien est-il explicite (hors cas particuliers) ?</text:p>
          </table:table-cell>
          <table:table-cell table:style-name="ce99" office:value-type="string" calcext:value-type="string">
            <text:p><text:span text:style-name="T17"><text:a xlink:href="https://accessibilite.numerique.gouv.fr/methode/criteres-et-tests/#6.1" xlink:type="simple">6.1</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16</text:p>
          </table:table-cell>
          <table:table-cell table:style-name="ce93" office:value-type="string" calcext:value-type="string">
            <text:p><text:span text:style-name="T1">Dans chaque page web, chaque lien a-t-il un intitulé ?</text:span></text:p>
            <text:p>(texte présent entre &lt;a&gt; et &lt;/a&gt;)</text:p>
          </table:table-cell>
          <table:table-cell table:style-name="ce99" office:value-type="string" calcext:value-type="string">
            <text:p><text:span text:style-name="T17"><text:a xlink:href="https://accessibilite.numerique.gouv.fr/methode/criteres-et-tests/#6.2" xlink:type="simple">6.2</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7">
          <table:table-cell table:style-name="En-tête_20_de_20_tableau" office:value-type="string" calcext:value-type="string" table:number-columns-spanned="1" table:number-rows-spanned="3">
            <text:p>Éléments obligatoires</text:p>
          </table:table-cell>
          <table:table-cell table:style-name="ce87" office:value-type="string" calcext:value-type="string">
            <text:p>F17</text:p>
          </table:table-cell>
          <table:table-cell table:style-name="ce94"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7"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93" office:value-type="string" calcext:value-type="string">
            <text:p>Validateur HTML</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18</text:p>
          </table:table-cell>
          <table:table-cell table:style-name="ce93"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7"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2">
          <table:covered-table-cell table:style-name="En-tête_20_de_20_tableau"/>
          <table:table-cell table:style-name="ce87" office:value-type="string" calcext:value-type="string">
            <text:p>F19</text:p>
          </table:table-cell>
          <table:table-cell table:style-name="ce94" office:value-type="string" calcext:value-type="string">
            <text:p>Chaque page web a-t-elle un titre de page ? Est-il pertinent ?</text:p>
          </table:table-cell>
          <table:table-cell table:style-name="ce87"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2">
            <text:p>Structuration de l’information</text:p>
          </table:table-cell>
          <table:table-cell table:style-name="ce87" office:value-type="string" calcext:value-type="string">
            <text:p>F20</text:p>
          </table:table-cell>
          <table:table-cell table:style-name="ce93"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9" office:value-type="string" calcext:value-type="string">
            <text:p><text:span text:style-name="T17"><text:a xlink:href="https://accessibilite.numerique.gouv.fr/methode/criteres-et-tests/#9.1" xlink:type="simple">9.1</text:a></text:span></text:p>
          </table:table-cell>
          <table:table-cell table:style-name="ce93" office:value-type="string" calcext:value-type="string">
            <text:p>HeadingsMap</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1</text:p>
          </table:table-cell>
          <table:table-cell table:style-name="ce94"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9" office:value-type="string" calcext:value-type="string">
            <text:p><text:span text:style-name="T17"><text:a xlink:href="https://accessibilite.numerique.gouv.fr/methode/criteres-et-tests/#9.2" xlink:type="simple">9.2</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6">
          <table:table-cell table:style-name="En-tête_20_de_20_tableau" office:value-type="string" calcext:value-type="string" table:number-columns-spanned="1" table:number-rows-spanned="4">
            <text:p>Présentation de l’information</text:p>
          </table:table-cell>
          <table:table-cell table:style-name="ce87" office:value-type="string" calcext:value-type="string">
            <text:p>F22</text:p>
          </table:table-cell>
          <table:table-cell table:style-name="ce94" office:value-type="string" calcext:value-type="string">
            <text:p>Pour chaque page web, les contenus cachés ont-ils vocation à être ignorés par les technologies d’assistance ?</text:p>
          </table:table-cell>
          <table:table-cell table:style-name="ce99" office:value-type="string" calcext:value-type="string">
            <text:p><text:span text:style-name="T17"><text:a xlink:href="https://accessibilite.numerique.gouv.fr/methode/criteres-et-tests/#10.8" xlink:type="simple">10.8</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3</text:p>
          </table:table-cell>
          <table:table-cell table:style-name="ce94" office:value-type="string" calcext:value-type="string">
            <text:p>Dans chaque page web, l’information ne doit pas être donnée uniquement par la forme, taille ou position. Cette règle est-elle respectée et implémentée de façon pertinente ?</text:p>
          </table:table-cell>
          <table:table-cell table:style-name="ce87"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93" office:value-type="string" calcext:value-type="string">
            <text:p>Vérification manuelle + lecture du contenu</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4</text:p>
          </table:table-cell>
          <table:table-cell table:style-name="ce94"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9" office:value-type="string" calcext:value-type="string">
            <text:p><text:span text:style-name="T17"><text:a xlink:href="https://accessibilite.numerique.gouv.fr/methode/criteres-et-tests/#10.11" xlink:type="simple">10.11</text:a></text:span></text:p>
          </table:table-cell>
          <table:table-cell table:style-name="ce93" office:value-type="string" calcext:value-type="string">
            <text:p>Vue adaptative du navigateur - Comparaison entre 2 onglets</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5</text:p>
          </table:table-cell>
          <table:table-cell table:style-name="ce94" office:value-type="string" calcext:value-type="string">
            <text:p>Dans chaque page web, les propriétés d’espacement du texte peuvent-elles être redéfinies par l’utilisateur sans perte de contenu ou de fonctionnalité (hors cas particuliers) ?</text:p>
          </table:table-cell>
          <table:table-cell table:style-name="ce99" office:value-type="string" calcext:value-type="string">
            <text:p><text:span text:style-name="T17"><text:a xlink:href="https://accessibilite.numerique.gouv.fr/methode/criteres-et-tests/#10.12" xlink:type="simple">10.12</text:a></text:span></text:p>
          </table:table-cell>
          <table:table-cell table:style-name="ce93" office:value-type="string" calcext:value-type="string">
            <text:p>Stylus (avec feuille de style pour tester l'espacement des caractères)</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5">
            <text:p>Formulaires</text:p>
          </table:table-cell>
          <table:table-cell table:style-name="ce87" office:value-type="string" calcext:value-type="string">
            <text:p>F26</text:p>
          </table:table-cell>
          <table:table-cell table:style-name="ce94"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7"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27</text:p>
          </table:table-cell>
          <table:table-cell table:style-name="ce94" office:value-type="string" calcext:value-type="string">
            <text:p>Dans chaque formulaire, chaque étiquette de champ et son champ associé sont-ils accolés (hors cas particuliers) ?</text:p>
          </table:table-cell>
          <table:table-cell table:style-name="ce99" office:value-type="string" calcext:value-type="string">
            <text:p><text:span text:style-name="T17"><text:a xlink:href="https://accessibilite.numerique.gouv.fr/methode/criteres-et-tests/#11.4" xlink:type="simple">11.4</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8</text:p>
          </table:table-cell>
          <table:table-cell table:style-name="ce94" office:value-type="string" calcext:value-type="string">
            <text:p>Dans chaque formulaire, les champs de même nature sont-ils regroupés, si nécessaire ? </text:p>
            <text:p>Le regroupement a-t-il une légende ? Est-elle pertinente ?</text:p>
          </table:table-cell>
          <table:table-cell table:style-name="ce87"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2">
          <table:covered-table-cell table:style-name="En-tête_20_de_20_tableau"/>
          <table:table-cell table:style-name="ce87" office:value-type="string" calcext:value-type="string">
            <text:p>F29</text:p>
          </table:table-cell>
          <table:table-cell table:style-name="ce94" office:value-type="string" calcext:value-type="string">
            <text:p>Dans chaque formulaire, l’intitulé de chaque bouton est-il pertinent (hors cas particuliers) ?</text:p>
          </table:table-cell>
          <table:table-cell table:style-name="ce99" office:value-type="string" calcext:value-type="string">
            <text:p><text:span text:style-name="T17"><text:a xlink:href="https://accessibilite.numerique.gouv.fr/methode/criteres-et-tests/#11.9" xlink:type="simple">11.9</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8">
          <table:covered-table-cell table:style-name="En-tête_20_de_20_tableau"/>
          <table:table-cell table:style-name="ce87" office:value-type="string" calcext:value-type="string">
            <text:p>F30</text:p>
          </table:table-cell>
          <table:table-cell table:style-name="ce94"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9" office:value-type="string" calcext:value-type="string">
            <text:p><text:span text:style-name="T17"><text:a xlink:href="https://accessibilite.numerique.gouv.fr/methode/criteres-et-tests/#11.10" xlink:type="simple">11.10</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table-cell table:style-name="En-tête_20_de_20_tableau" office:value-type="string" calcext:value-type="string">
            <text:p>Navigation</text:p>
          </table:table-cell>
          <table:table-cell table:style-name="ce87" office:value-type="string" calcext:value-type="string">
            <text:p>F31</text:p>
          </table:table-cell>
          <table:table-cell table:style-name="ce94" office:value-type="string" calcext:value-type="string">
            <text:p>Dans chaque page web, un lien d’évitement ou d’accès rapide à la zone de contenu principal est-il présent (hors cas particuliers) ?</text:p>
          </table:table-cell>
          <table:table-cell table:style-name="ce99" office:value-type="string" calcext:value-type="string">
            <text:p><text:span text:style-name="T17"><text:a xlink:href="https://accessibilite.numerique.gouv.fr/methode/criteres-et-tests/#12.7" xlink:type="simple">12.7</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3">
            <text:p>Consultation</text:p>
          </table:table-cell>
          <table:table-cell table:style-name="ce87" office:value-type="string" calcext:value-type="string">
            <text:p>F32</text:p>
          </table:table-cell>
          <table:table-cell table:style-name="ce94"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9" office:value-type="string" calcext:value-type="string">
            <text:p><text:span text:style-name="T17"><text:a xlink:href="https://accessibilite.numerique.gouv.fr/methode/criteres-et-tests/#13.1" xlink:type="simple">13.1</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1">
          <table:covered-table-cell table:style-name="En-tête_20_de_20_tableau"/>
          <table:table-cell table:style-name="ce87" office:value-type="string" calcext:value-type="string">
            <text:p>F33</text:p>
          </table:table-cell>
          <table:table-cell table:style-name="ce94"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9" office:value-type="string" calcext:value-type="string">
            <text:p><text:span text:style-name="T17"><text:a xlink:href="https://accessibilite.numerique.gouv.fr/methode/criteres-et-tests/#13.7" xlink:type="simple">13.7</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9">
          <table:covered-table-cell table:style-name="En-tête_20_de_20_tableau"/>
          <table:table-cell table:style-name="ce87" office:value-type="string" calcext:value-type="string">
            <text:p>F34</text:p>
          </table:table-cell>
          <table:table-cell table:style-name="ce94"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99" office:value-type="string" calcext:value-type="string">
            <text:p><text:span text:style-name="T17"><text:a xlink:href="https://accessibilite.numerique.gouv.fr/methode/criteres-et-tests/#13.8" xlink:type="simple">13.8</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3">
          <table:table-cell table:style-name="ce78" office:value-type="string" calcext:value-type="string" table:number-columns-spanned="1" table:number-rows-spanned="10">
            <text:p>Autres critères invalidés</text:p>
          </table:table-cell>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table-cell table:style-name="ce79"/>
          <table:table-cell table:style-name="ce89" table:formula="of:=SUBTOTAL(103;[.B4:.B37])" office:value-type="float" office:value="34" calcext:value-type="float">
            <text:p>34</text:p>
          </table:table-cell>
          <table:table-cell table:style-name="ce79"/>
          <table:table-cell table:style-name="ce89" office:value-type="float" office:value="55" calcext:value-type="float">
            <text:p>55</text:p>
          </table:table-cell>
          <table:table-cell table:style-name="ce101"/>
          <table:table-cell table:number-columns-repeated="1019"/>
        </table:table-row>
        <table:table-row table:style-name="ro3" table:number-rows-repeated="1048527">
          <table:table-cell table:number-columns-repeated="1024"/>
        </table:table-row>
        <table:table-row table:style-name="ro3">
          <table:table-cell table:number-columns-repeated="1024"/>
        </table:table-row>
        <calcext:conditional-formats>
          <calcext:conditional-format calcext:target-range-address="'Règles (modèle)'.B6:'Règles (modèle)'.G47">
            <calcext:condition calcext:apply-style-name="Fond blanc" calcext:value="formula-is(MOD(ROW()0.2=1))" calcext:base-cell-address="'Règles (modèle)'.B6"/>
            <calcext:condition calcext:apply-style-name="Fond gris" calcext:value="formula-is(MOD(ROW()0.2=0))" calcext:base-cell-address="'Règles (modèle)'.B6"/>
          </calcext:conditional-format>
        </calcext:conditional-formats>
      </table:table>
      <table:table table:name="P01"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2 – Grille d’audit flash (checklist) – version 3.0" calcext:value-type="string" table:number-columns-spanned="7" table:number-rows-spanned="1">
            <text:p>RGAA 4.1.2 – Grille d’audit flash (checklist) – version 3.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9];&quot; - &quot;;[$Échantillon.B9];&quot; : &quot;;[$Échantillon.C9])" office:value-type="string" office:string-value="P01 - Éléments transverses : http://www.site.fr" calcext:value-type="string" table:number-columns-spanned="7" table:number-rows-spanned="1">
            <text:p>P01 - Éléments transverses : http://www.site.fr</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Invalidé</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97"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5" table:content-validation-name="val1" office:value-type="string" calcext:value-type="string">
            <text:p>Validé</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97"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97"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8"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8"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97"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6"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97"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97"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8"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97"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8"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8"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8"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8"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97"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97"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97"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8"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8"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8"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97"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8"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8"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97"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8"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97"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8"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8"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8"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8"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8"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98"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1.F4:P01.F47">
            <calcext:condition calcext:apply-style-name="Statut - Oui (problème détecté)" calcext:value="=&quot;Invalidé&quot;" calcext:base-cell-address="P01.F4"/>
            <calcext:condition calcext:apply-style-name="Statut - Non (problème non détecté)" calcext:value="=&quot;Validé&quot;" calcext:base-cell-address="P01.F4"/>
            <calcext:condition calcext:apply-style-name="Statut - NA" calcext:value="=&quot;NA&quot;" calcext:base-cell-address="P01.F4"/>
            <calcext:condition calcext:apply-style-name="Statut - NT" calcext:value="=&quot;NT&quot;" calcext:base-cell-address="P01.F4"/>
          </calcext:conditional-format>
          <calcext:conditional-format calcext:target-range-address="P01.D6:P01.D37 P01.C12:P01.C12">
            <calcext:condition calcext:apply-style-name="Fond blanc" calcext:value="formula-is(MOD(ROW()0.2=1))" calcext:base-cell-address="P01.C6"/>
            <calcext:condition calcext:apply-style-name="Fond gris" calcext:value="formula-is(MOD(ROW()0.2=0))" calcext:base-cell-address="P01.C6"/>
          </calcext:conditional-format>
        </calcext:conditional-formats>
      </table:table>
      <table:table table:name="P02"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2 – Grille d’audit flash (checklist) – version 3.0" calcext:value-type="string" table:number-columns-spanned="7" table:number-rows-spanned="1">
            <text:p>RGAA 4.1.2 – Grille d’audit flash (checklist) – version 3.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0];&quot; - &quot;;[$Échantillon.B10];&quot; : &quot;;[$Échantillon.C10])" office:value-type="string" office:string-value="P02 - Accueil : http://www.site.fr/accueil.html" calcext:value-type="string" table:number-columns-spanned="7" table:number-rows-spanned="1">
            <text:p>P02 - Accueil : http://www.site.fr/accueil.html</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12"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12"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12"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13"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13"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12"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11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12"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12"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13"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12"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13"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13"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13"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13"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12"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12"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12"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13"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13"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13"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12"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13"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13"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12"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13"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12"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13"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13"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13"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13"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13"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13"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2.F4:P02.F47">
            <calcext:condition calcext:apply-style-name="Statut - Oui (problème détecté)" calcext:value="=&quot;Invalidé&quot;" calcext:base-cell-address="P02.F4"/>
            <calcext:condition calcext:apply-style-name="Statut - Non (problème non détecté)" calcext:value="=&quot;Validé&quot;" calcext:base-cell-address="P02.F4"/>
            <calcext:condition calcext:apply-style-name="Statut - NA" calcext:value="=&quot;NA&quot;" calcext:base-cell-address="P02.F4"/>
            <calcext:condition calcext:apply-style-name="Statut - NT" calcext:value="=&quot;NT&quot;" calcext:base-cell-address="P02.F4"/>
          </calcext:conditional-format>
          <calcext:conditional-format calcext:target-range-address="P02.D6:P02.D37 P02.C12:P02.C12">
            <calcext:condition calcext:apply-style-name="Fond blanc" calcext:value="formula-is(MOD(ROW()0.2=1))" calcext:base-cell-address="P02.C6"/>
            <calcext:condition calcext:apply-style-name="Fond gris" calcext:value="formula-is(MOD(ROW()0.2=0))" calcext:base-cell-address="P02.C6"/>
          </calcext:conditional-format>
        </calcext:conditional-formats>
      </table:table>
      <table:table table:name="P03"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2 – Grille d’audit flash (checklist) – version 3.0" calcext:value-type="string" table:number-columns-spanned="7" table:number-rows-spanned="1">
            <text:p>RGAA 4.1.2 – Grille d’audit flash (checklist) – version 3.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1];&quot; - &quot;;[$Échantillon.B11];&quot; : &quot;;[$Échantillon.C11])" office:value-type="string" office:string-value="P03 -  : " calcext:value-type="string" table:number-columns-spanned="7" table:number-rows-spanned="1">
            <text:p>P03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16"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16"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16"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17"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17"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16"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115"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16"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16"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17"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16"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17"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17"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17"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17"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16"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16"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16"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17"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17"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17"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16"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17"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17"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16"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17"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16"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17"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17"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17"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17"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17"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17"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1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3.F4:P03.F47">
            <calcext:condition calcext:apply-style-name="Statut - Oui (problème détecté)" calcext:value="=&quot;Invalidé&quot;" calcext:base-cell-address="P03.F4"/>
            <calcext:condition calcext:apply-style-name="Statut - Non (problème non détecté)" calcext:value="=&quot;Validé&quot;" calcext:base-cell-address="P03.F4"/>
            <calcext:condition calcext:apply-style-name="Statut - NA" calcext:value="=&quot;NA&quot;" calcext:base-cell-address="P03.F4"/>
            <calcext:condition calcext:apply-style-name="Statut - NT" calcext:value="=&quot;NT&quot;" calcext:base-cell-address="P03.F4"/>
          </calcext:conditional-format>
          <calcext:conditional-format calcext:target-range-address="P03.D6:P03.D37 P03.C12:P03.C12">
            <calcext:condition calcext:apply-style-name="Fond blanc" calcext:value="formula-is(MOD(ROW()0.2=1))" calcext:base-cell-address="P03.C6"/>
            <calcext:condition calcext:apply-style-name="Fond gris" calcext:value="formula-is(MOD(ROW()0.2=0))" calcext:base-cell-address="P03.C6"/>
          </calcext:conditional-format>
        </calcext:conditional-formats>
      </table:table>
      <table:table table:name="P04"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2 – Grille d’audit flash (checklist) – version 3.0" calcext:value-type="string" table:number-columns-spanned="7" table:number-rows-spanned="1">
            <text:p>RGAA 4.1.2 – Grille d’audit flash (checklist) – version 3.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2];&quot; - &quot;;[$Échantillon.B12];&quot; : &quot;;[$Échantillon.C12])" office:value-type="string" office:string-value="P04 -  : " calcext:value-type="string" table:number-columns-spanned="7" table:number-rows-spanned="1">
            <text:p>P04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20"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0"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20"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21"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21"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0"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119"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0"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0"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21"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0"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21"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21"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21"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21"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0"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0"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0"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21"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21"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21"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0"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21"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21"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0"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21"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0"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21"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21"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21"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21"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21"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21"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2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2"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4.F4:P04.F47">
            <calcext:condition calcext:apply-style-name="Statut - Oui (problème détecté)" calcext:value="=&quot;Invalidé&quot;" calcext:base-cell-address="P04.F4"/>
            <calcext:condition calcext:apply-style-name="Statut - Non (problème non détecté)" calcext:value="=&quot;Validé&quot;" calcext:base-cell-address="P04.F4"/>
            <calcext:condition calcext:apply-style-name="Statut - NA" calcext:value="=&quot;NA&quot;" calcext:base-cell-address="P04.F4"/>
            <calcext:condition calcext:apply-style-name="Statut - NT" calcext:value="=&quot;NT&quot;" calcext:base-cell-address="P04.F4"/>
          </calcext:conditional-format>
          <calcext:conditional-format calcext:target-range-address="P04.D6:P04.D37 P04.C12:P04.C12">
            <calcext:condition calcext:apply-style-name="Fond blanc" calcext:value="formula-is(MOD(ROW()0.2=1))" calcext:base-cell-address="P04.C6"/>
            <calcext:condition calcext:apply-style-name="Fond gris" calcext:value="formula-is(MOD(ROW()0.2=0))" calcext:base-cell-address="P04.C6"/>
          </calcext:conditional-format>
        </calcext:conditional-formats>
      </table:table>
      <table:table table:name="P05"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2 – Grille d’audit flash (checklist) – version 3.0" calcext:value-type="string" table:number-columns-spanned="7" table:number-rows-spanned="1">
            <text:p>RGAA 4.1.2 – Grille d’audit flash (checklist) – version 3.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3];&quot; - &quot;;[$Échantillon.B13];&quot; : &quot;;[$Échantillon.C13])" office:value-type="string" office:string-value="P05 -  : " calcext:value-type="string" table:number-columns-spanned="7" table:number-rows-spanned="1">
            <text:p>P05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24"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4"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24"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25"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25"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4"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123"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4"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4"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25"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4"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25"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25"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25"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25"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4"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4"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4"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25"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25"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25"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4"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25"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25"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4"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25"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4"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25"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25"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25"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25"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25"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25"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26"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6"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6"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6"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6"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6"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6"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6"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6"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6" table:content-validation-name="val1" office:value-type="string" calcext:value-type="string">
            <text:p>NT</text:p>
          </table:table-cell>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5.F4:P05.F47">
            <calcext:condition calcext:apply-style-name="Statut - Oui (problème détecté)" calcext:value="=&quot;Invalidé&quot;" calcext:base-cell-address="P05.F4"/>
            <calcext:condition calcext:apply-style-name="Statut - Non (problème non détecté)" calcext:value="=&quot;Validé&quot;" calcext:base-cell-address="P05.F4"/>
            <calcext:condition calcext:apply-style-name="Statut - NA" calcext:value="=&quot;NA&quot;" calcext:base-cell-address="P05.F4"/>
            <calcext:condition calcext:apply-style-name="Statut - NT" calcext:value="=&quot;NT&quot;" calcext:base-cell-address="P05.F4"/>
          </calcext:conditional-format>
          <calcext:conditional-format calcext:target-range-address="P05.D6:P05.D37 P05.C12:P05.C12">
            <calcext:condition calcext:apply-style-name="Fond blanc" calcext:value="formula-is(MOD(ROW()0.2=1))" calcext:base-cell-address="P05.C6"/>
            <calcext:condition calcext:apply-style-name="Fond gris" calcext:value="formula-is(MOD(ROW()0.2=0))" calcext:base-cell-address="P05.C6"/>
          </calcext:conditional-format>
        </calcext:conditional-formats>
      </table:table>
      <table:table table:name="P06"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2 – Grille d’audit flash (checklist) – version 3.0" calcext:value-type="string" table:number-columns-spanned="7" table:number-rows-spanned="1">
            <text:p>RGAA 4.1.2 – Grille d’audit flash (checklist) – version 3.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4];&quot; - &quot;;[$Échantillon.B14];&quot; : &quot;;[$Échantillon.C14])" office:value-type="string" office:string-value="P06 -  : " calcext:value-type="string" table:number-columns-spanned="7" table:number-rows-spanned="1">
            <text:p>P06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28"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8"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28"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29"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29"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8"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127"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8"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8"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29"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8"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29"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29"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29"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29"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8"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8"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8"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29"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29"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29"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8"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29"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29"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8"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29"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8"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29"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29"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29"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29"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29"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29"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6.F4:P06.F47">
            <calcext:condition calcext:apply-style-name="Statut - Oui (problème détecté)" calcext:value="=&quot;Invalidé&quot;" calcext:base-cell-address="P06.F4"/>
            <calcext:condition calcext:apply-style-name="Statut - Non (problème non détecté)" calcext:value="=&quot;Validé&quot;" calcext:base-cell-address="P06.F4"/>
            <calcext:condition calcext:apply-style-name="Statut - NA" calcext:value="=&quot;NA&quot;" calcext:base-cell-address="P06.F4"/>
            <calcext:condition calcext:apply-style-name="Statut - NT" calcext:value="=&quot;NT&quot;" calcext:base-cell-address="P06.F4"/>
          </calcext:conditional-format>
          <calcext:conditional-format calcext:target-range-address="P06.D6:P06.D37 P06.C12:P06.C12">
            <calcext:condition calcext:apply-style-name="Fond blanc" calcext:value="formula-is(MOD(ROW()0.2=1))" calcext:base-cell-address="P06.C6"/>
            <calcext:condition calcext:apply-style-name="Fond gris" calcext:value="formula-is(MOD(ROW()0.2=0))" calcext:base-cell-address="P06.C6"/>
          </calcext:conditional-format>
        </calcext:conditional-formats>
      </table:table>
      <table:table table:name="P07"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2 – Grille d’audit flash (checklist) – version 3.0" calcext:value-type="string" table:number-columns-spanned="7" table:number-rows-spanned="1">
            <text:p>RGAA 4.1.2 – Grille d’audit flash (checklist) – version 3.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5];&quot; - &quot;;[$Échantillon.B15];&quot; : &quot;;[$Échantillon.C15])" office:value-type="string" office:string-value="P07 -  : " calcext:value-type="string" table:number-columns-spanned="7" table:number-rows-spanned="1">
            <text:p>P07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33"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33"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33"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34"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34"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33"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132"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33"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33"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34"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33"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34"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34"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34"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34"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33"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33"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33"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34"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34"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34"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33"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34"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34"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33"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6">
          <table:covered-table-cell table:style-name="ce103"/>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34"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7">
          <table:covered-table-cell table:style-name="ce103"/>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33"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12">
          <table:covered-table-cell table:style-name="ce103"/>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34"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18">
          <table:covered-table-cell table:style-name="ce103"/>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34"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34"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34"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11">
          <table:covered-table-cell table:style-name="ce103"/>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34"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19">
          <table:covered-table-cell table:style-name="ce103"/>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34"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3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5"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7.F4:P07.F47">
            <calcext:condition calcext:apply-style-name="Statut - Oui (problème détecté)" calcext:value="=&quot;Invalidé&quot;" calcext:base-cell-address="P07.F4"/>
            <calcext:condition calcext:apply-style-name="Statut - Non (problème non détecté)" calcext:value="=&quot;Validé&quot;" calcext:base-cell-address="P07.F4"/>
            <calcext:condition calcext:apply-style-name="Statut - NA" calcext:value="=&quot;NA&quot;" calcext:base-cell-address="P07.F4"/>
            <calcext:condition calcext:apply-style-name="Statut - NT" calcext:value="=&quot;NT&quot;" calcext:base-cell-address="P07.F4"/>
          </calcext:conditional-format>
          <calcext:conditional-format calcext:target-range-address="P07.D6:P07.D37 P07.C12:P07.C12">
            <calcext:condition calcext:apply-style-name="Fond blanc" calcext:value="formula-is(MOD(ROW()0.2=1))" calcext:base-cell-address="P07.C6"/>
            <calcext:condition calcext:apply-style-name="Fond gris" calcext:value="formula-is(MOD(ROW()0.2=0))" calcext:base-cell-address="P07.C6"/>
          </calcext:conditional-format>
        </calcext:conditional-formats>
      </table:table>
      <table:table table:name="P08"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2 – Grille d’audit flash (checklist) – version 3.0" calcext:value-type="string" table:number-columns-spanned="7" table:number-rows-spanned="1">
            <text:p>RGAA 4.1.2 – Grille d’audit flash (checklist) – version 3.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6];&quot; - &quot;;[$Échantillon.B16];&quot; : &quot;;[$Échantillon.C16])" office:value-type="string" office:string-value="P08 -  : " calcext:value-type="string" table:number-columns-spanned="7" table:number-rows-spanned="1">
            <text:p>P08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37"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37"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37"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38"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38"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37"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136"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37"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37"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38"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37"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38"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38"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38"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38"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37"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37"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37"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38"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38"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38"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37"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38"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38"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37"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38"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37"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38"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38"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38"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38"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38"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38"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3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9"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8.F4:P08.F47">
            <calcext:condition calcext:apply-style-name="Statut - Oui (problème détecté)" calcext:value="=&quot;Invalidé&quot;" calcext:base-cell-address="P08.F4"/>
            <calcext:condition calcext:apply-style-name="Statut - Non (problème non détecté)" calcext:value="=&quot;Validé&quot;" calcext:base-cell-address="P08.F4"/>
            <calcext:condition calcext:apply-style-name="Statut - NA" calcext:value="=&quot;NA&quot;" calcext:base-cell-address="P08.F4"/>
            <calcext:condition calcext:apply-style-name="Statut - NT" calcext:value="=&quot;NT&quot;" calcext:base-cell-address="P08.F4"/>
          </calcext:conditional-format>
          <calcext:conditional-format calcext:target-range-address="P08.D6:P08.D37 P08.C12:P08.C12">
            <calcext:condition calcext:apply-style-name="Fond blanc" calcext:value="formula-is(MOD(ROW()0.2=1))" calcext:base-cell-address="P08.C6"/>
            <calcext:condition calcext:apply-style-name="Fond gris" calcext:value="formula-is(MOD(ROW()0.2=0))" calcext:base-cell-address="P08.C6"/>
          </calcext:conditional-format>
        </calcext:conditional-formats>
      </table:table>
      <table:table table:name="P09"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2 – Grille d’audit flash (checklist) – version 3.0" calcext:value-type="string" table:number-columns-spanned="7" table:number-rows-spanned="1">
            <text:p>RGAA 4.1.2 – Grille d’audit flash (checklist) – version 3.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7];&quot; - &quot;;[$Échantillon.B17];&quot; : &quot;;[$Échantillon.C17])" office:value-type="string" office:string-value="P09 -  : " calcext:value-type="string" table:number-columns-spanned="7" table:number-rows-spanned="1">
            <text:p>P09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41"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41"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41"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42"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42"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41"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140"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41"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41"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42"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41"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42"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42"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42"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42"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41"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41"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41"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42"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42"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42"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41"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42"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42"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41"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42"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41"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42"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42"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42"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42"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42"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42"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4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3"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9.F4:P09.F47">
            <calcext:condition calcext:apply-style-name="Statut - Oui (problème détecté)" calcext:value="=&quot;Invalidé&quot;" calcext:base-cell-address="P09.F4"/>
            <calcext:condition calcext:apply-style-name="Statut - Non (problème non détecté)" calcext:value="=&quot;Validé&quot;" calcext:base-cell-address="P09.F4"/>
            <calcext:condition calcext:apply-style-name="Statut - NA" calcext:value="=&quot;NA&quot;" calcext:base-cell-address="P09.F4"/>
            <calcext:condition calcext:apply-style-name="Statut - NT" calcext:value="=&quot;NT&quot;" calcext:base-cell-address="P09.F4"/>
          </calcext:conditional-format>
          <calcext:conditional-format calcext:target-range-address="P09.D6:P09.D37 P09.C12:P09.C12">
            <calcext:condition calcext:apply-style-name="Fond blanc" calcext:value="formula-is(MOD(ROW()0.2=1))" calcext:base-cell-address="P09.C6"/>
            <calcext:condition calcext:apply-style-name="Fond gris" calcext:value="formula-is(MOD(ROW()0.2=0))" calcext:base-cell-address="P09.C6"/>
          </calcext:conditional-format>
        </calcext:conditional-formats>
      </table:table>
      <table:table table:name="P10"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2 – Grille d’audit flash (checklist) – version 3.0" calcext:value-type="string" table:number-columns-spanned="7" table:number-rows-spanned="1">
            <text:p>RGAA 4.1.2 – Grille d’audit flash (checklist) – version 3.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8];&quot; - &quot;;[$Échantillon.B18];&quot; : &quot;;[$Échantillon.C18])" office:value-type="string" office:string-value="P10 -  : " calcext:value-type="string" table:number-columns-spanned="7" table:number-rows-spanned="1">
            <text:p>P10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45"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45"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45"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46"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46"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45"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14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45"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45"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46"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45"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46"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46"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46"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46"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45"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45"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45"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46"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46"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46"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45"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46"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46"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45"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46"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45"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46"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46"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46"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46"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46"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46"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4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7"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10.F4:P10.F47">
            <calcext:condition calcext:apply-style-name="Statut - Oui (problème détecté)" calcext:value="=&quot;Invalidé&quot;" calcext:base-cell-address="P10.F4"/>
            <calcext:condition calcext:apply-style-name="Statut - Non (problème non détecté)" calcext:value="=&quot;Validé&quot;" calcext:base-cell-address="P10.F4"/>
            <calcext:condition calcext:apply-style-name="Statut - NA" calcext:value="=&quot;NA&quot;" calcext:base-cell-address="P10.F4"/>
            <calcext:condition calcext:apply-style-name="Statut - NT" calcext:value="=&quot;NT&quot;" calcext:base-cell-address="P10.F4"/>
          </calcext:conditional-format>
          <calcext:conditional-format calcext:target-range-address="P10.D6:P10.D37 P10.C12:P10.C12">
            <calcext:condition calcext:apply-style-name="Fond blanc" calcext:value="formula-is(MOD(ROW()0.2=1))" calcext:base-cell-address="P10.C6"/>
            <calcext:condition calcext:apply-style-name="Fond gris" calcext:value="formula-is(MOD(ROW()0.2=0))" calcext:base-cell-address="P10.C6"/>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G48" table:display-filter-buttons="true"/>
        <table:database-range table:name="__Anonymous_Sheet_DB__5" table:target-range-address="P01.A3:P01.G37" table:display-filter-buttons="true"/>
        <table:database-range table:name="__Anonymous_Sheet_DB__6" table:target-range-address="P02.A3:P02.G37" table:display-filter-buttons="true"/>
        <table:database-range table:name="__Anonymous_Sheet_DB__7" table:target-range-address="P03.A3:P03.G37" table:display-filter-buttons="true"/>
        <table:database-range table:name="__Anonymous_Sheet_DB__8" table:target-range-address="P04.A3:P04.G37" table:display-filter-buttons="true"/>
        <table:database-range table:name="__Anonymous_Sheet_DB__9" table:target-range-address="P05.A3:P05.G37" table:display-filter-buttons="true"/>
        <table:database-range table:name="__Anonymous_Sheet_DB__10" table:target-range-address="P06.A3:P06.G37" table:display-filter-buttons="true"/>
        <table:database-range table:name="__Anonymous_Sheet_DB__11" table:target-range-address="P07.A3:P07.G37" table:display-filter-buttons="true"/>
        <table:database-range table:name="__Anonymous_Sheet_DB__12" table:target-range-address="P08.A3:P08.G37" table:display-filter-buttons="true"/>
        <table:database-range table:name="__Anonymous_Sheet_DB__13" table:target-range-address="P09.A3:P09.G37" table:display-filter-buttons="true"/>
        <table:database-range table:name="__Anonymous_Sheet_DB__14" table:target-range-address="P10.A3:P10.G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date-style style:name="N115">
      <number:day number:style="long"/>
      <number:text>-</number:text>
      <number:month number:textual="true"/>
      <number:text>-</number:text>
      <number:year/>
    </number:date-style>
    <number:date-style style:name="N107">
      <number:day number:style="long"/>
      <number:text>-</number:text>
      <number:month number:textual="true"/>
    </number:date-style>
    <number:date-style style:name="N116">
      <number:month number:textual="true"/>
      <number:text>-</number:text>
      <number:year/>
    </number:date-style>
    <number:time-style style:name="N108">
      <number:hours/>
      <number:text>:</number:text>
      <number:minutes number:style="long"/>
      <number:text> </number:text>
      <number:am-pm/>
    </number:time-style>
    <number:number-style style:name="N110P0" style:volatile="true">
      <number:number number:decimal-places="0" number:min-decimal-places="0" number:min-integer-digits="1" number:grouping="true"/>
      <number:text> €</number:text>
    </number:number-style>
    <number:number-style style:name="N110">
      <number:text>-</number:text>
      <number:number number:decimal-places="0" number:min-decimal-places="0" number:min-integer-digits="1" number:grouping="true"/>
      <number:text> €</number:text>
      <style:map style:condition="value()&gt;=0" style:apply-style-name="N110P0"/>
    </number:number-style>
    <number:number-style style:name="N111P0" style:volatile="true">
      <number:number number:decimal-places="0" number:min-decimal-places="0" number:min-integer-digits="1" number:grouping="true"/>
      <number:text> €</number:text>
    </number:number-style>
    <number:number-style style:name="N111">
      <style:text-properties fo:color="#ff0000"/>
      <number:text>-</number:text>
      <number:number number:decimal-places="0" number:min-decimal-places="0" number:min-integer-digits="1" number:grouping="true"/>
      <number:text> €</number:text>
      <style:map style:condition="value()&gt;=0" style:apply-style-name="N111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 €</number:text>
      <style:map style:condition="value()&gt;=0" style:apply-style-name="N113P0"/>
    </number:number-style>
    <number:number-style style:name="N114P0" style:volatile="true">
      <number:number number:decimal-places="2" number:min-decimal-places="2" number:min-integer-digits="1" number:grouping="true"/>
      <number:text> €</number:text>
    </number:number-style>
    <number:number-style style:name="N114">
      <style:text-properties fo:color="#ff0000"/>
      <number:text>-</number:text>
      <number:number number:decimal-places="2" number:min-decimal-places="2" number:min-integer-digits="1" number:grouping="true"/>
      <number:text> €</number:text>
      <style:map style:condition="value()&gt;=0" style:apply-style-name="N114P0"/>
    </number:number-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3-04-19">00/00/0000</text:date>, <text:time style:data-style-name="N2" text:time-value="15:35:22.840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19T15:41:15.567000000</dc:date>
    <meta:editing-duration>P1DT4H8M21S</meta:editing-duration>
    <meta:editing-cycles>151</meta:editing-cycles>
    <meta:generator>LibreOffice/7.3.2.2$Windows_X86_64 LibreOffice_project/49f2b1bff42cfccbd8f788c8dc32c1c309559be0</meta:generator>
    <meta:document-statistic meta:table-count="15" meta:cell-count="2207" meta:object-count="0"/>
  </office:meta>
</office:document-meta>
</file>